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_A=0.12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605" calcext:value-type="float">
            <text:p>0.103605</text:p>
          </table:table-cell>
          <table:table-cell office:value-type="float" office:value="0.69921" calcext:value-type="float">
            <text:p>0.69921</text:p>
          </table:table-cell>
          <table:table-cell table:formula="of:=[.C2]+[.B2]" office:value-type="float" office:value="0.802815" calcext:value-type="float">
            <text:p>0.802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965" calcext:value-type="float">
            <text:p>0.102965</text:p>
          </table:table-cell>
          <table:table-cell office:value-type="float" office:value="0.699575" calcext:value-type="float">
            <text:p>0.699575</text:p>
          </table:table-cell>
          <table:table-cell table:formula="of:=[.C3]+[.B3]" office:value-type="float" office:value="0.80254" calcext:value-type="float">
            <text:p>0.80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2455" calcext:value-type="float">
            <text:p>0.102455</text:p>
          </table:table-cell>
          <table:table-cell office:value-type="float" office:value="0.69951" calcext:value-type="float">
            <text:p>0.69951</text:p>
          </table:table-cell>
          <table:table-cell table:formula="of:=[.C4]+[.B4]" office:value-type="float" office:value="0.801965" calcext:value-type="float">
            <text:p>0.801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2215" calcext:value-type="float">
            <text:p>0.102215</text:p>
          </table:table-cell>
          <table:table-cell office:value-type="float" office:value="0.70207" calcext:value-type="float">
            <text:p>0.70207</text:p>
          </table:table-cell>
          <table:table-cell table:formula="of:=[.C5]+[.B5]" office:value-type="float" office:value="0.804285" calcext:value-type="float">
            <text:p>0.804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1405" calcext:value-type="float">
            <text:p>0.101405</text:p>
          </table:table-cell>
          <table:table-cell office:value-type="float" office:value="0.699355" calcext:value-type="float">
            <text:p>0.699355</text:p>
          </table:table-cell>
          <table:table-cell table:formula="of:=[.C6]+[.B6]" office:value-type="float" office:value="0.80076" calcext:value-type="float">
            <text:p>0.80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01755" calcext:value-type="float">
            <text:p>0.701755</text:p>
          </table:table-cell>
          <table:table-cell table:formula="of:=[.C7]+[.B7]" office:value-type="float" office:value="0.802355" calcext:value-type="float">
            <text:p>0.802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8505" calcext:value-type="float">
            <text:p>0.098505</text:p>
          </table:table-cell>
          <table:table-cell office:value-type="float" office:value="0.70326" calcext:value-type="float">
            <text:p>0.70326</text:p>
          </table:table-cell>
          <table:table-cell table:formula="of:=[.C8]+[.B8]" office:value-type="float" office:value="0.801765" calcext:value-type="float">
            <text:p>0.801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659" calcext:value-type="float">
            <text:p>0.09659</text:p>
          </table:table-cell>
          <table:table-cell office:value-type="float" office:value="0.704075" calcext:value-type="float">
            <text:p>0.704075</text:p>
          </table:table-cell>
          <table:table-cell table:formula="of:=[.C9]+[.B9]" office:value-type="float" office:value="0.800665" calcext:value-type="float">
            <text:p>0.800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4825" calcext:value-type="float">
            <text:p>0.094825</text:p>
          </table:table-cell>
          <table:table-cell office:value-type="float" office:value="0.707735" calcext:value-type="float">
            <text:p>0.707735</text:p>
          </table:table-cell>
          <table:table-cell table:formula="of:=[.C10]+[.B10]" office:value-type="float" office:value="0.80256" calcext:value-type="float">
            <text:p>0.8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2315" calcext:value-type="float">
            <text:p>0.092315</text:p>
          </table:table-cell>
          <table:table-cell office:value-type="float" office:value="0.70734" calcext:value-type="float">
            <text:p>0.70734</text:p>
          </table:table-cell>
          <table:table-cell table:formula="of:=[.C11]+[.B11]" office:value-type="float" office:value="0.799655" calcext:value-type="float">
            <text:p>0.799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71068" calcext:value-type="float">
            <text:p>0.71068</text:p>
          </table:table-cell>
          <table:table-cell table:formula="of:=[.C12]+[.B12]" office:value-type="float" office:value="0.80119" calcext:value-type="float">
            <text:p>0.80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075" calcext:value-type="float">
            <text:p>0.087075</text:p>
          </table:table-cell>
          <table:table-cell office:value-type="float" office:value="0.712075" calcext:value-type="float">
            <text:p>0.712075</text:p>
          </table:table-cell>
          <table:table-cell table:formula="of:=[.C13]+[.B13]" office:value-type="float" office:value="0.79915" calcext:value-type="float">
            <text:p>0.799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0.715665" calcext:value-type="float">
            <text:p>0.715665</text:p>
          </table:table-cell>
          <table:table-cell table:formula="of:=[.C14]+[.B14]" office:value-type="float" office:value="0.799895" calcext:value-type="float">
            <text:p>0.799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0535" calcext:value-type="float">
            <text:p>0.080535</text:p>
          </table:table-cell>
          <table:table-cell office:value-type="float" office:value="0.71876" calcext:value-type="float">
            <text:p>0.71876</text:p>
          </table:table-cell>
          <table:table-cell table:formula="of:=[.C15]+[.B15]" office:value-type="float" office:value="0.799295" calcext:value-type="float">
            <text:p>0.799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6735" calcext:value-type="float">
            <text:p>0.076735</text:p>
          </table:table-cell>
          <table:table-cell office:value-type="float" office:value="0.722465" calcext:value-type="float">
            <text:p>0.722465</text:p>
          </table:table-cell>
          <table:table-cell table:formula="of:=[.C16]+[.B16]" office:value-type="float" office:value="0.7992" calcext:value-type="float">
            <text:p>0.7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95" calcext:value-type="float">
            <text:p>0.07295</text:p>
          </table:table-cell>
          <table:table-cell office:value-type="float" office:value="0.72655" calcext:value-type="float">
            <text:p>0.72655</text:p>
          </table:table-cell>
          <table:table-cell table:formula="of:=[.C17]+[.B17]" office:value-type="float" office:value="0.7995" calcext:value-type="float">
            <text:p>0.7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8265" calcext:value-type="float">
            <text:p>0.068265</text:p>
          </table:table-cell>
          <table:table-cell office:value-type="float" office:value="0.728635" calcext:value-type="float">
            <text:p>0.728635</text:p>
          </table:table-cell>
          <table:table-cell table:formula="of:=[.C18]+[.B18]" office:value-type="float" office:value="0.7969" calcext:value-type="float">
            <text:p>0.79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73366" calcext:value-type="float">
            <text:p>0.73366</text:p>
          </table:table-cell>
          <table:table-cell table:formula="of:=[.C19]+[.B19]" office:value-type="float" office:value="0.79757" calcext:value-type="float">
            <text:p>0.797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904" calcext:value-type="float">
            <text:p>0.05904</text:p>
          </table:table-cell>
          <table:table-cell office:value-type="float" office:value="0.73801" calcext:value-type="float">
            <text:p>0.73801</text:p>
          </table:table-cell>
          <table:table-cell table:formula="of:=[.C20]+[.B20]" office:value-type="float" office:value="0.79705" calcext:value-type="float">
            <text:p>0.797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3465" calcext:value-type="float">
            <text:p>0.053465</text:p>
          </table:table-cell>
          <table:table-cell office:value-type="float" office:value="0.743165" calcext:value-type="float">
            <text:p>0.743165</text:p>
          </table:table-cell>
          <table:table-cell table:formula="of:=[.C21]+[.B21]" office:value-type="float" office:value="0.79663" calcext:value-type="float">
            <text:p>0.796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7605" calcext:value-type="float">
            <text:p>0.047605</text:p>
          </table:table-cell>
          <table:table-cell office:value-type="float" office:value="0.7488" calcext:value-type="float">
            <text:p>0.7488</text:p>
          </table:table-cell>
          <table:table-cell table:formula="of:=[.C22]+[.B22]" office:value-type="float" office:value="0.796405" calcext:value-type="float">
            <text:p>0.796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7523" calcext:value-type="float">
            <text:p>0.7523</text:p>
          </table:table-cell>
          <table:table-cell table:formula="of:=[.C23]+[.B23]" office:value-type="float" office:value="0.7937" calcext:value-type="float">
            <text:p>0.79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5735" calcext:value-type="float">
            <text:p>0.035735</text:p>
          </table:table-cell>
          <table:table-cell office:value-type="float" office:value="0.759505" calcext:value-type="float">
            <text:p>0.759505</text:p>
          </table:table-cell>
          <table:table-cell table:formula="of:=[.C24]+[.B24]" office:value-type="float" office:value="0.79524" calcext:value-type="float">
            <text:p>0.795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764405" calcext:value-type="float">
            <text:p>0.764405</text:p>
          </table:table-cell>
          <table:table-cell table:formula="of:=[.C25]+[.B25]" office:value-type="float" office:value="0.806355" calcext:value-type="float">
            <text:p>0.8063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1617" calcext:value-type="float">
            <text:p>0.11617</text:p>
          </table:table-cell>
          <table:table-cell office:value-type="float" office:value="0.60694" calcext:value-type="float">
            <text:p>0.60694</text:p>
          </table:table-cell>
          <table:table-cell table:formula="of:=[.C26]+[.B26]" office:value-type="float" office:value="0.72311" calcext:value-type="float">
            <text:p>0.723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6125" calcext:value-type="float">
            <text:p>0.116125</text:p>
          </table:table-cell>
          <table:table-cell office:value-type="float" office:value="0.60417" calcext:value-type="float">
            <text:p>0.60417</text:p>
          </table:table-cell>
          <table:table-cell table:formula="of:=[.C27]+[.B27]" office:value-type="float" office:value="0.720295" calcext:value-type="float">
            <text:p>0.7202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655" calcext:value-type="float">
            <text:p>0.11655</text:p>
          </table:table-cell>
          <table:table-cell office:value-type="float" office:value="0.599125" calcext:value-type="float">
            <text:p>0.599125</text:p>
          </table:table-cell>
          <table:table-cell table:formula="of:=[.C28]+[.B28]" office:value-type="float" office:value="0.715675" calcext:value-type="float">
            <text:p>0.7156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629" calcext:value-type="float">
            <text:p>0.11629</text:p>
          </table:table-cell>
          <table:table-cell office:value-type="float" office:value="0.59968" calcext:value-type="float">
            <text:p>0.59968</text:p>
          </table:table-cell>
          <table:table-cell table:formula="of:=[.C29]+[.B29]" office:value-type="float" office:value="0.71597" calcext:value-type="float">
            <text:p>0.715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0.59452" calcext:value-type="float">
            <text:p>0.59452</text:p>
          </table:table-cell>
          <table:table-cell table:formula="of:=[.C30]+[.B30]" office:value-type="float" office:value="0.71065" calcext:value-type="float">
            <text:p>0.710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6905" calcext:value-type="float">
            <text:p>0.116905</text:p>
          </table:table-cell>
          <table:table-cell office:value-type="float" office:value="0.594855" calcext:value-type="float">
            <text:p>0.594855</text:p>
          </table:table-cell>
          <table:table-cell table:formula="of:=[.C31]+[.B31]" office:value-type="float" office:value="0.71176" calcext:value-type="float">
            <text:p>0.711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15825" calcext:value-type="float">
            <text:p>0.115825</text:p>
          </table:table-cell>
          <table:table-cell office:value-type="float" office:value="0.590115" calcext:value-type="float">
            <text:p>0.590115</text:p>
          </table:table-cell>
          <table:table-cell table:formula="of:=[.C32]+[.B32]" office:value-type="float" office:value="0.70594" calcext:value-type="float">
            <text:p>0.705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5902" calcext:value-type="float">
            <text:p>0.5902</text:p>
          </table:table-cell>
          <table:table-cell table:formula="of:=[.C33]+[.B33]" office:value-type="float" office:value="0.7067" calcext:value-type="float">
            <text:p>0.70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6555" calcext:value-type="float">
            <text:p>0.116555</text:p>
          </table:table-cell>
          <table:table-cell office:value-type="float" office:value="0.589145" calcext:value-type="float">
            <text:p>0.589145</text:p>
          </table:table-cell>
          <table:table-cell table:formula="of:=[.C34]+[.B34]" office:value-type="float" office:value="0.7057" calcext:value-type="float">
            <text:p>0.7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5985" calcext:value-type="float">
            <text:p>0.115985</text:p>
          </table:table-cell>
          <table:table-cell office:value-type="float" office:value="0.58399" calcext:value-type="float">
            <text:p>0.58399</text:p>
          </table:table-cell>
          <table:table-cell table:formula="of:=[.C35]+[.B35]" office:value-type="float" office:value="0.699975" calcext:value-type="float">
            <text:p>0.6999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1618" calcext:value-type="float">
            <text:p>0.11618</text:p>
          </table:table-cell>
          <table:table-cell office:value-type="float" office:value="0.58516" calcext:value-type="float">
            <text:p>0.58516</text:p>
          </table:table-cell>
          <table:table-cell table:formula="of:=[.C36]+[.B36]" office:value-type="float" office:value="0.70134" calcext:value-type="float">
            <text:p>0.701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5575" calcext:value-type="float">
            <text:p>0.115575</text:p>
          </table:table-cell>
          <table:table-cell office:value-type="float" office:value="0.580875" calcext:value-type="float">
            <text:p>0.580875</text:p>
          </table:table-cell>
          <table:table-cell table:formula="of:=[.C37]+[.B37]" office:value-type="float" office:value="0.69645" calcext:value-type="float">
            <text:p>0.69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585" calcext:value-type="float">
            <text:p>0.11585</text:p>
          </table:table-cell>
          <table:table-cell office:value-type="float" office:value="0.57868" calcext:value-type="float">
            <text:p>0.57868</text:p>
          </table:table-cell>
          <table:table-cell table:formula="of:=[.C38]+[.B38]" office:value-type="float" office:value="0.69453" calcext:value-type="float">
            <text:p>0.694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1713" calcext:value-type="float">
            <text:p>0.11713</text:p>
          </table:table-cell>
          <table:table-cell office:value-type="float" office:value="0.579195" calcext:value-type="float">
            <text:p>0.579195</text:p>
          </table:table-cell>
          <table:table-cell table:formula="of:=[.C39]+[.B39]" office:value-type="float" office:value="0.696325" calcext:value-type="float">
            <text:p>0.696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8395" calcext:value-type="float">
            <text:p>0.118395</text:p>
          </table:table-cell>
          <table:table-cell office:value-type="float" office:value="0.57433" calcext:value-type="float">
            <text:p>0.57433</text:p>
          </table:table-cell>
          <table:table-cell table:formula="of:=[.C40]+[.B40]" office:value-type="float" office:value="0.692725" calcext:value-type="float">
            <text:p>0.6927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9575" calcext:value-type="float">
            <text:p>0.119575</text:p>
          </table:table-cell>
          <table:table-cell office:value-type="float" office:value="0.570705" calcext:value-type="float">
            <text:p>0.570705</text:p>
          </table:table-cell>
          <table:table-cell table:formula="of:=[.C41]+[.B41]" office:value-type="float" office:value="0.69028" calcext:value-type="float">
            <text:p>0.690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141" calcext:value-type="float">
            <text:p>0.12141</text:p>
          </table:table-cell>
          <table:table-cell office:value-type="float" office:value="0.566555" calcext:value-type="float">
            <text:p>0.566555</text:p>
          </table:table-cell>
          <table:table-cell table:formula="of:=[.C42]+[.B42]" office:value-type="float" office:value="0.687965" calcext:value-type="float">
            <text:p>0.6879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2995" calcext:value-type="float">
            <text:p>0.122995</text:p>
          </table:table-cell>
          <table:table-cell office:value-type="float" office:value="0.56495" calcext:value-type="float">
            <text:p>0.56495</text:p>
          </table:table-cell>
          <table:table-cell table:formula="of:=[.C43]+[.B43]" office:value-type="float" office:value="0.687945" calcext:value-type="float">
            <text:p>0.6879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461" calcext:value-type="float">
            <text:p>0.12461</text:p>
          </table:table-cell>
          <table:table-cell office:value-type="float" office:value="0.56075" calcext:value-type="float">
            <text:p>0.56075</text:p>
          </table:table-cell>
          <table:table-cell table:formula="of:=[.C44]+[.B44]" office:value-type="float" office:value="0.68536" calcext:value-type="float">
            <text:p>0.685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6525" calcext:value-type="float">
            <text:p>0.126525</text:p>
          </table:table-cell>
          <table:table-cell office:value-type="float" office:value="0.55721" calcext:value-type="float">
            <text:p>0.55721</text:p>
          </table:table-cell>
          <table:table-cell table:formula="of:=[.C45]+[.B45]" office:value-type="float" office:value="0.683735" calcext:value-type="float">
            <text:p>0.6837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.551525" calcext:value-type="float">
            <text:p>0.551525</text:p>
          </table:table-cell>
          <table:table-cell table:formula="of:=[.C46]+[.B46]" office:value-type="float" office:value="0.680275" calcext:value-type="float">
            <text:p>0.6802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0975" calcext:value-type="float">
            <text:p>0.130975</text:p>
          </table:table-cell>
          <table:table-cell office:value-type="float" office:value="0.55123" calcext:value-type="float">
            <text:p>0.55123</text:p>
          </table:table-cell>
          <table:table-cell table:formula="of:=[.C47]+[.B47]" office:value-type="float" office:value="0.682205" calcext:value-type="float">
            <text:p>0.6822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32835" calcext:value-type="float">
            <text:p>0.132835</text:p>
          </table:table-cell>
          <table:table-cell office:value-type="float" office:value="0.543065" calcext:value-type="float">
            <text:p>0.543065</text:p>
          </table:table-cell>
          <table:table-cell table:formula="of:=[.C48]+[.B48]" office:value-type="float" office:value="0.6759" calcext:value-type="float">
            <text:p>0.67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8005" calcext:value-type="float">
            <text:p>0.138005</text:p>
          </table:table-cell>
          <table:table-cell office:value-type="float" office:value="0.542235" calcext:value-type="float">
            <text:p>0.542235</text:p>
          </table:table-cell>
          <table:table-cell table:formula="of:=[.C49]+[.B49]" office:value-type="float" office:value="0.68024" calcext:value-type="float">
            <text:p>0.68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222" calcext:value-type="float">
            <text:p>0.14222</text:p>
          </table:table-cell>
          <table:table-cell office:value-type="float" office:value="0.53089" calcext:value-type="float">
            <text:p>0.53089</text:p>
          </table:table-cell>
          <table:table-cell table:formula="of:=[.C50]+[.B50]" office:value-type="float" office:value="0.67311" calcext:value-type="float">
            <text:p>0.673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528025" calcext:value-type="float">
            <text:p>0.528025</text:p>
          </table:table-cell>
          <table:table-cell table:formula="of:=[.C51]+[.B51]" office:value-type="float" office:value="0.675325" calcext:value-type="float">
            <text:p>0.6753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54265" calcext:value-type="float">
            <text:p>0.154265</text:p>
          </table:table-cell>
          <table:table-cell office:value-type="float" office:value="0.51993" calcext:value-type="float">
            <text:p>0.51993</text:p>
          </table:table-cell>
          <table:table-cell table:formula="of:=[.C52]+[.B52]" office:value-type="float" office:value="0.674195" calcext:value-type="float">
            <text:p>0.6741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59215" calcext:value-type="float">
            <text:p>0.159215</text:p>
          </table:table-cell>
          <table:table-cell office:value-type="float" office:value="0.51008" calcext:value-type="float">
            <text:p>0.51008</text:p>
          </table:table-cell>
          <table:table-cell table:formula="of:=[.C53]+[.B53]" office:value-type="float" office:value="0.669295" calcext:value-type="float">
            <text:p>0.669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50082" calcext:value-type="float">
            <text:p>0.50082</text:p>
          </table:table-cell>
          <table:table-cell table:formula="of:=[.C54]+[.B54]" office:value-type="float" office:value="0.66966" calcext:value-type="float">
            <text:p>0.669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492135" calcext:value-type="float">
            <text:p>0.492135</text:p>
          </table:table-cell>
          <table:table-cell table:formula="of:=[.C55]+[.B55]" office:value-type="float" office:value="0.668435" calcext:value-type="float">
            <text:p>0.6684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859" calcext:value-type="float">
            <text:p>0.18859</text:p>
          </table:table-cell>
          <table:table-cell office:value-type="float" office:value="0.476455" calcext:value-type="float">
            <text:p>0.476455</text:p>
          </table:table-cell>
          <table:table-cell table:formula="of:=[.C56]+[.B56]" office:value-type="float" office:value="0.665045" calcext:value-type="float">
            <text:p>0.6650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00905" calcext:value-type="float">
            <text:p>0.200905</text:p>
          </table:table-cell>
          <table:table-cell office:value-type="float" office:value="0.46727" calcext:value-type="float">
            <text:p>0.46727</text:p>
          </table:table-cell>
          <table:table-cell table:formula="of:=[.C57]+[.B57]" office:value-type="float" office:value="0.668175" calcext:value-type="float">
            <text:p>0.6681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16435" calcext:value-type="float">
            <text:p>0.216435</text:p>
          </table:table-cell>
          <table:table-cell office:value-type="float" office:value="0.445805" calcext:value-type="float">
            <text:p>0.445805</text:p>
          </table:table-cell>
          <table:table-cell table:formula="of:=[.C58]+[.B58]" office:value-type="float" office:value="0.66224" calcext:value-type="float">
            <text:p>0.662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3685" calcext:value-type="float">
            <text:p>0.233685</text:p>
          </table:table-cell>
          <table:table-cell office:value-type="float" office:value="0.4315" calcext:value-type="float">
            <text:p>0.4315</text:p>
          </table:table-cell>
          <table:table-cell table:formula="of:=[.C59]+[.B59]" office:value-type="float" office:value="0.665185" calcext:value-type="float">
            <text:p>0.665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5675" calcext:value-type="float">
            <text:p>0.25675</text:p>
          </table:table-cell>
          <table:table-cell office:value-type="float" office:value="0.403835" calcext:value-type="float">
            <text:p>0.403835</text:p>
          </table:table-cell>
          <table:table-cell table:formula="of:=[.C60]+[.B60]" office:value-type="float" office:value="0.660585" calcext:value-type="float">
            <text:p>0.660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8145" calcext:value-type="float">
            <text:p>0.278145</text:p>
          </table:table-cell>
          <table:table-cell office:value-type="float" office:value="0.3837" calcext:value-type="float">
            <text:p>0.3837</text:p>
          </table:table-cell>
          <table:table-cell table:formula="of:=[.C61]+[.B61]" office:value-type="float" office:value="0.661845" calcext:value-type="float">
            <text:p>0.6618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192" calcext:value-type="float">
            <text:p>0.30192</text:p>
          </table:table-cell>
          <table:table-cell office:value-type="float" office:value="0.348285" calcext:value-type="float">
            <text:p>0.348285</text:p>
          </table:table-cell>
          <table:table-cell table:formula="of:=[.C62]+[.B62]" office:value-type="float" office:value="0.650205" calcext:value-type="float">
            <text:p>0.6502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08615" calcext:value-type="float">
            <text:p>0.308615</text:p>
          </table:table-cell>
          <table:table-cell office:value-type="float" office:value="0.30695" calcext:value-type="float">
            <text:p>0.30695</text:p>
          </table:table-cell>
          <table:table-cell table:formula="of:=[.C63]+[.B63]" office:value-type="float" office:value="0.615565" calcext:value-type="float">
            <text:p>0.6155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14955" calcext:value-type="float">
            <text:p>0.214955</text:p>
          </table:table-cell>
          <table:table-cell office:value-type="float" office:value="0.24906" calcext:value-type="float">
            <text:p>0.24906</text:p>
          </table:table-cell>
          <table:table-cell table:formula="of:=[.C64]+[.B64]" office:value-type="float" office:value="0.464015" calcext:value-type="float">
            <text:p>0.464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4062" calcext:value-type="float">
            <text:p>0.04062</text:p>
          </table:table-cell>
          <table:table-cell table:formula="of:=[.C65]+[.B65]" office:value-type="float" office:value="0.04814" calcext:value-type="float">
            <text:p>0.048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12475" calcext:value-type="float">
            <text:p>0.012475</text:p>
          </table:table-cell>
          <table:table-cell table:formula="of:=[.C66]+[.B66]" office:value-type="float" office:value="0.01471" calcext:value-type="float">
            <text:p>0.014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814" calcext:value-type="float">
            <text:p>0.00814</text:p>
          </table:table-cell>
          <table:table-cell table:formula="of:=[.C67]+[.B67]" office:value-type="float" office:value="0.009595" calcext:value-type="float">
            <text:p>0.009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7075" calcext:value-type="float">
            <text:p>0.007075</text:p>
          </table:table-cell>
          <table:table-cell table:formula="of:=[.C68]+[.B68]"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662" calcext:value-type="float">
            <text:p>0.00662</text:p>
          </table:table-cell>
          <table:table-cell table:formula="of:=[.C69]+[.B69]" office:value-type="float" office:value="0.007815" calcext:value-type="float">
            <text:p>0.0078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6365" calcext:value-type="float">
            <text:p>0.006365</text:p>
          </table:table-cell>
          <table:table-cell table:formula="of:=[.C70]+[.B70]" office:value-type="float" office:value="0.007505" calcext:value-type="float">
            <text:p>0.007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619" calcext:value-type="float">
            <text:p>0.00619</text:p>
          </table:table-cell>
          <table:table-cell table:formula="of:=[.C71]+[.B71]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606" calcext:value-type="float">
            <text:p>0.00606</text:p>
          </table:table-cell>
          <table:table-cell table:formula="of:=[.C72]+[.B72]" office:value-type="float" office:value="0.007125" calcext:value-type="float">
            <text:p>0.0071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5835" calcext:value-type="float">
            <text:p>0.005835</text:p>
          </table:table-cell>
          <table:table-cell table:formula="of:=[.C73]+[.B73]" office:value-type="float" office:value="0.00689" calcext:value-type="float">
            <text:p>0.006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578" calcext:value-type="float">
            <text:p>0.00578</text:p>
          </table:table-cell>
          <table:table-cell table:formula="of:=[.C74]+[.B74]" office:value-type="float" office:value="0.006805" calcext:value-type="float">
            <text:p>0.006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00565" calcext:value-type="float">
            <text:p>0.00565</text:p>
          </table:table-cell>
          <table:table-cell table:formula="of:=[.C75]+[.B75]" office:value-type="float" office:value="0.006655" calcext:value-type="float">
            <text:p>0.0066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5585" calcext:value-type="float">
            <text:p>0.005585</text:p>
          </table:table-cell>
          <table:table-cell table:formula="of:=[.C76]+[.B76]" office:value-type="float" office:value="0.006575" calcext:value-type="float">
            <text:p>0.0065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549" calcext:value-type="float">
            <text:p>0.00549</text:p>
          </table:table-cell>
          <table:table-cell table:formula="of:=[.C77]+[.B77]" office:value-type="float" office:value="0.00643" calcext:value-type="float">
            <text:p>0.006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54" calcext:value-type="float">
            <text:p>0.0054</text:p>
          </table:table-cell>
          <table:table-cell table:formula="of:=[.C78]+[.B78]" office:value-type="float" office:value="0.00635" calcext:value-type="float">
            <text:p>0.006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5335" calcext:value-type="float">
            <text:p>0.005335</text:p>
          </table:table-cell>
          <table:table-cell table:formula="of:=[.C79]+[.B79]" office:value-type="float" office:value="0.00626" calcext:value-type="float">
            <text:p>0.006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531" calcext:value-type="float">
            <text:p>0.00531</text:p>
          </table:table-cell>
          <table:table-cell table:formula="of:=[.C80]+[.B80]" office:value-type="float" office:value="0.00624" calcext:value-type="float">
            <text:p>0.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518" calcext:value-type="float">
            <text:p>0.00518</text:p>
          </table:table-cell>
          <table:table-cell table:formula="of:=[.C81]+[.B81]" office:value-type="float" office:value="0.006085" calcext:value-type="float">
            <text:p>0.0060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51" calcext:value-type="float">
            <text:p>0.0051</text:p>
          </table:table-cell>
          <table:table-cell table:formula="of:=[.C82]+[.B82]" office:value-type="float" office:value="0.005985" calcext:value-type="float">
            <text:p>0.0059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5115" calcext:value-type="float">
            <text:p>0.005115</text:p>
          </table:table-cell>
          <table:table-cell table:formula="of:=[.C83]+[.B83]" office:value-type="float" office:value="0.005995" calcext:value-type="float">
            <text:p>0.0059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508" calcext:value-type="float">
            <text:p>0.00508</text:p>
          </table:table-cell>
          <table:table-cell table:formula="of:=[.C84]+[.B84]" office:value-type="float" office:value="0.00595" calcext:value-type="float">
            <text:p>0.005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499" calcext:value-type="float">
            <text:p>0.00499</text:p>
          </table:table-cell>
          <table:table-cell table:formula="of:=[.C85]+[.B85]" office:value-type="float" office:value="0.00586" calcext:value-type="float">
            <text:p>0.005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4925" calcext:value-type="float">
            <text:p>0.004925</text:p>
          </table:table-cell>
          <table:table-cell table:formula="of:=[.C86]+[.B86]" office:value-type="float" office:value="0.005775" calcext:value-type="float">
            <text:p>0.0057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4815" calcext:value-type="float">
            <text:p>0.004815</text:p>
          </table:table-cell>
          <table:table-cell table:formula="of:=[.C87]+[.B87]" office:value-type="float" office:value="0.00567" calcext:value-type="float">
            <text:p>0.005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4835" calcext:value-type="float">
            <text:p>0.004835</text:p>
          </table:table-cell>
          <table:table-cell table:formula="of:=[.C88]+[.B88]" office:value-type="float" office:value="0.005665" calcext:value-type="float">
            <text:p>0.0056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481" calcext:value-type="float">
            <text:p>0.00481</text:p>
          </table:table-cell>
          <table:table-cell table:formula="of:=[.C89]+[.B89]" office:value-type="float" office:value="0.00565" calcext:value-type="float">
            <text:p>0.005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474" calcext:value-type="float">
            <text:p>0.00474</text:p>
          </table:table-cell>
          <table:table-cell table:formula="of:=[.C90]+[.B90]" office:value-type="float" office:value="0.005565" calcext:value-type="float">
            <text:p>0.0055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468" calcext:value-type="float">
            <text:p>0.00468</text:p>
          </table:table-cell>
          <table:table-cell table:formula="of:=[.C91]+[.B91]" office:value-type="float" office:value="0.005485" calcext:value-type="float">
            <text:p>0.0054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4625" calcext:value-type="float">
            <text:p>0.004625</text:p>
          </table:table-cell>
          <table:table-cell table:formula="of:=[.C92]+[.B92]" office:value-type="float" office:value="0.005415" calcext:value-type="float">
            <text:p>0.0054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462" calcext:value-type="float">
            <text:p>0.00462</text:p>
          </table:table-cell>
          <table:table-cell table:formula="of:=[.C93]+[.B93]"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4535" calcext:value-type="float">
            <text:p>0.004535</text:p>
          </table:table-cell>
          <table:table-cell table:formula="of:=[.C94]+[.B94]" office:value-type="float" office:value="0.005305" calcext:value-type="float">
            <text:p>0.0053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0.004525" calcext:value-type="float">
            <text:p>0.004525</text:p>
          </table:table-cell>
          <table:table-cell table:formula="of:=[.C95]+[.B95]"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445" calcext:value-type="float">
            <text:p>0.00445</text:p>
          </table:table-cell>
          <table:table-cell table:formula="of:=[.C96]+[.B96]" office:value-type="float" office:value="0.005215" calcext:value-type="float">
            <text:p>0.0052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4365" calcext:value-type="float">
            <text:p>0.004365</text:p>
          </table:table-cell>
          <table:table-cell table:formula="of:=[.C97]+[.B97]"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435" calcext:value-type="float">
            <text:p>0.00435</text:p>
          </table:table-cell>
          <table:table-cell table:formula="of:=[.C98]+[.B98]" office:value-type="float" office:value="0.00509" calcext:value-type="float">
            <text:p>0.005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4315" calcext:value-type="float">
            <text:p>0.004315</text:p>
          </table:table-cell>
          <table:table-cell table:formula="of:=[.C99]+[.B99]" office:value-type="float" office:value="0.00505" calcext:value-type="float">
            <text:p>0.005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428" calcext:value-type="float">
            <text:p>0.00428</text:p>
          </table:table-cell>
          <table:table-cell table:formula="of:=[.C100]+[.B100]" office:value-type="float" office:value="0.00501" calcext:value-type="float">
            <text:p>0.00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4245" calcext:value-type="float">
            <text:p>0.004245</text:p>
          </table:table-cell>
          <table:table-cell table:formula="of:=[.C101]+[.B101]" office:value-type="float" office:value="0.00497" calcext:value-type="float">
            <text:p>0.004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417" calcext:value-type="float">
            <text:p>0.00417</text:p>
          </table:table-cell>
          <table:table-cell table:formula="of:=[.C102]+[.B102]" office:value-type="float" office:value="0.00488" calcext:value-type="float">
            <text:p>0.004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414" calcext:value-type="float">
            <text:p>0.00414</text:p>
          </table:table-cell>
          <table:table-cell table:formula="of:=[.C103]+[.B103]" office:value-type="float" office:value="0.004855" calcext:value-type="float">
            <text:p>0.0048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4145" calcext:value-type="float">
            <text:p>0.004145</text:p>
          </table:table-cell>
          <table:table-cell table:formula="of:=[.C104]+[.B104]" office:value-type="float" office:value="0.00483" calcext:value-type="float">
            <text:p>0.004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407" calcext:value-type="float">
            <text:p>0.00407</text:p>
          </table:table-cell>
          <table:table-cell table:formula="of:=[.C105]+[.B105]" office:value-type="float" office:value="0.00475" calcext:value-type="float">
            <text:p>0.004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402" calcext:value-type="float">
            <text:p>0.00402</text:p>
          </table:table-cell>
          <table:table-cell table:formula="of:=[.C106]+[.B106]" office:value-type="float" office:value="0.004705" calcext:value-type="float">
            <text:p>0.0047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396" calcext:value-type="float">
            <text:p>0.00396</text:p>
          </table:table-cell>
          <table:table-cell table:formula="of:=[.C107]+[.B107]" office:value-type="float" office:value="0.00464" calcext:value-type="float">
            <text:p>0.004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3905" calcext:value-type="float">
            <text:p>0.003905</text:p>
          </table:table-cell>
          <table:table-cell table:formula="of:=[.C108]+[.B108]" office:value-type="float" office:value="0.00456" calcext:value-type="float">
            <text:p>0.004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3835" calcext:value-type="float">
            <text:p>0.003835</text:p>
          </table:table-cell>
          <table:table-cell table:formula="of:=[.C109]+[.B109]" office:value-type="float" office:value="0.004475" calcext:value-type="float">
            <text:p>0.004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3825" calcext:value-type="float">
            <text:p>0.003825</text:p>
          </table:table-cell>
          <table:table-cell table:formula="of:=[.C110]+[.B110]" office:value-type="float" office:value="0.00447" calcext:value-type="float">
            <text:p>0.004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76" calcext:value-type="float">
            <text:p>0.00376</text:p>
          </table:table-cell>
          <table:table-cell table:formula="of:=[.C111]+[.B111]" office:value-type="float" office:value="0.00439" calcext:value-type="float">
            <text:p>0.004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3235" calcext:value-type="float">
            <text:p>0.003235</text:p>
          </table:table-cell>
          <table:table-cell table:formula="of:=[.C112]+[.B112]" office:value-type="float" office:value="0.00378" calcext:value-type="float">
            <text:p>0.00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184" calcext:value-type="float">
            <text:p>0.00184</text:p>
          </table:table-cell>
          <table:table-cell table:formula="of:=[.C113]+[.B113]" office:value-type="float" office:value="0.002175" calcext:value-type="float">
            <text:p>0.0021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64" calcext:value-type="float">
            <text:p>0.00064</text:p>
          </table:table-cell>
          <table:table-cell table:formula="of:=[.C114]+[.B114]"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14" calcext:value-type="float">
            <text:p>0.00014</text:p>
          </table:table-cell>
          <table:table-cell table:formula="of:=[.C115]+[.B115]" office:value-type="float" office:value="0.000175" calcext:value-type="float">
            <text:p>0.000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00002" calcext:value-type="float">
            <text:p>0.00002</text:p>
          </table:table-cell>
          <table:table-cell table:formula="of:=[.C116]+[.B116]"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+[.B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+[.B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+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+[.B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+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+[.B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+[.B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+[.B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+[.B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+[.B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+[.B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+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+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+[.B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+[.B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+[.B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+[.B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+[.B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+[.B135]" office:value-type="float" office:value="0" calcext:value-type="float">
            <text:p>0</text:p>
          </table:table-cell>
        </table:table-row>
      </table:table>
      <table:table table:name="x_A=0.25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74" calcext:value-type="float">
            <text:p>0.20774</text:p>
          </table:table-cell>
          <table:table-cell office:value-type="float" office:value="0.595745" calcext:value-type="float">
            <text:p>0.595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6355" calcext:value-type="float">
            <text:p>0.206355</text:p>
          </table:table-cell>
          <table:table-cell office:value-type="float" office:value="0.596785" calcext:value-type="float">
            <text:p>0.596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785" calcext:value-type="float">
            <text:p>0.204785</text:p>
          </table:table-cell>
          <table:table-cell office:value-type="float" office:value="0.59758" calcext:value-type="float">
            <text:p>0.59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423" calcext:value-type="float">
            <text:p>0.20423</text:p>
          </table:table-cell>
          <table:table-cell office:value-type="float" office:value="0.60038" calcext:value-type="float">
            <text:p>0.60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1315" calcext:value-type="float">
            <text:p>0.201315</text:p>
          </table:table-cell>
          <table:table-cell office:value-type="float" office:value="0.60017" calcext:value-type="float">
            <text:p>0.60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905" calcext:value-type="float">
            <text:p>0.19905</text:p>
          </table:table-cell>
          <table:table-cell office:value-type="float" office:value="0.603975" calcext:value-type="float">
            <text:p>0.603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5235" calcext:value-type="float">
            <text:p>0.195235</text:p>
          </table:table-cell>
          <table:table-cell office:value-type="float" office:value="0.60729" calcext:value-type="float">
            <text:p>0.60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133" calcext:value-type="float">
            <text:p>0.19133</text:p>
          </table:table-cell>
          <table:table-cell office:value-type="float" office:value="0.610135" calcext:value-type="float">
            <text:p>0.610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707" calcext:value-type="float">
            <text:p>0.18707</text:p>
          </table:table-cell>
          <table:table-cell office:value-type="float" office:value="0.615895" calcext:value-type="float">
            <text:p>0.615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48" calcext:value-type="float">
            <text:p>0.18148</text:p>
          </table:table-cell>
          <table:table-cell office:value-type="float" office:value="0.618935" calcext:value-type="float">
            <text:p>0.6189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752" calcext:value-type="float">
            <text:p>0.17752</text:p>
          </table:table-cell>
          <table:table-cell office:value-type="float" office:value="0.62432" calcext:value-type="float">
            <text:p>0.62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0.627955" calcext:value-type="float">
            <text:p>0.627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6075" calcext:value-type="float">
            <text:p>0.166075</text:p>
          </table:table-cell>
          <table:table-cell office:value-type="float" office:value="0.634575" calcext:value-type="float">
            <text:p>0.634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999" calcext:value-type="float">
            <text:p>0.15999</text:p>
          </table:table-cell>
          <table:table-cell office:value-type="float" office:value="0.64025" calcext:value-type="float">
            <text:p>0.64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13" calcext:value-type="float">
            <text:p>0.15313</text:p>
          </table:table-cell>
          <table:table-cell office:value-type="float" office:value="0.6469" calcext:value-type="float">
            <text:p>0.64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573" calcext:value-type="float">
            <text:p>0.14573</text:p>
          </table:table-cell>
          <table:table-cell office:value-type="float" office:value="0.654775" calcext:value-type="float">
            <text:p>0.6547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7665" calcext:value-type="float">
            <text:p>0.137665</text:p>
          </table:table-cell>
          <table:table-cell office:value-type="float" office:value="0.66064" calcext:value-type="float">
            <text:p>0.660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66961" calcext:value-type="float">
            <text:p>0.66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043" calcext:value-type="float">
            <text:p>0.12043</text:p>
          </table:table-cell>
          <table:table-cell office:value-type="float" office:value="0.677995" calcext:value-type="float">
            <text:p>0.677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094" calcext:value-type="float">
            <text:p>0.11094</text:p>
          </table:table-cell>
          <table:table-cell office:value-type="float" office:value="0.6872" calcext:value-type="float">
            <text:p>0.68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0027" calcext:value-type="float">
            <text:p>0.10027</text:p>
          </table:table-cell>
          <table:table-cell office:value-type="float" office:value="0.697685" calcext:value-type="float">
            <text:p>0.697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0.705885" calcext:value-type="float">
            <text:p>0.7058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71747" calcext:value-type="float">
            <text:p>0.71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0.71265" calcext:value-type="float">
            <text:p>0.71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3936" calcext:value-type="float">
            <text:p>0.23936</text:p>
          </table:table-cell>
          <table:table-cell office:value-type="float" office:value="0.49193" calcext:value-type="float">
            <text:p>0.49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8545" calcext:value-type="float">
            <text:p>0.238545</text:p>
          </table:table-cell>
          <table:table-cell office:value-type="float" office:value="0.490325" calcext:value-type="float">
            <text:p>0.4903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38275" calcext:value-type="float">
            <text:p>0.238275</text:p>
          </table:table-cell>
          <table:table-cell office:value-type="float" office:value="0.486405" calcext:value-type="float">
            <text:p>0.486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8275" calcext:value-type="float">
            <text:p>0.238275</text:p>
          </table:table-cell>
          <table:table-cell office:value-type="float" office:value="0.486555" calcext:value-type="float">
            <text:p>0.4865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6695" calcext:value-type="float">
            <text:p>0.236695</text:p>
          </table:table-cell>
          <table:table-cell office:value-type="float" office:value="0.483125" calcext:value-type="float">
            <text:p>0.483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799" calcext:value-type="float">
            <text:p>0.23799</text:p>
          </table:table-cell>
          <table:table-cell office:value-type="float" office:value="0.4828" calcext:value-type="float">
            <text:p>0.48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36365" calcext:value-type="float">
            <text:p>0.236365</text:p>
          </table:table-cell>
          <table:table-cell office:value-type="float" office:value="0.478795" calcext:value-type="float">
            <text:p>0.478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47867" calcext:value-type="float">
            <text:p>0.478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847" calcext:value-type="float">
            <text:p>0.23847</text:p>
          </table:table-cell>
          <table:table-cell office:value-type="float" office:value="0.47737" calcext:value-type="float">
            <text:p>0.477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36995" calcext:value-type="float">
            <text:p>0.236995</text:p>
          </table:table-cell>
          <table:table-cell office:value-type="float" office:value="0.47288" calcext:value-type="float">
            <text:p>0.472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747" calcext:value-type="float">
            <text:p>0.23747</text:p>
          </table:table-cell>
          <table:table-cell office:value-type="float" office:value="0.474345" calcext:value-type="float">
            <text:p>0.4743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3648" calcext:value-type="float">
            <text:p>0.23648</text:p>
          </table:table-cell>
          <table:table-cell office:value-type="float" office:value="0.470315" calcext:value-type="float">
            <text:p>0.470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5255" calcext:value-type="float">
            <text:p>0.235255</text:p>
          </table:table-cell>
          <table:table-cell office:value-type="float" office:value="0.470135" calcext:value-type="float">
            <text:p>0.4701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36825" calcext:value-type="float">
            <text:p>0.236825</text:p>
          </table:table-cell>
          <table:table-cell office:value-type="float" office:value="0.47054" calcext:value-type="float">
            <text:p>0.470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627" calcext:value-type="float">
            <text:p>0.23627</text:p>
          </table:table-cell>
          <table:table-cell office:value-type="float" office:value="0.467825" calcext:value-type="float">
            <text:p>0.4678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37845" calcext:value-type="float">
            <text:p>0.237845</text:p>
          </table:table-cell>
          <table:table-cell office:value-type="float" office:value="0.464435" calcext:value-type="float">
            <text:p>0.4644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028" calcext:value-type="float">
            <text:p>0.24028</text:p>
          </table:table-cell>
          <table:table-cell office:value-type="float" office:value="0.45997" calcext:value-type="float">
            <text:p>0.459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43105" calcext:value-type="float">
            <text:p>0.243105</text:p>
          </table:table-cell>
          <table:table-cell office:value-type="float" office:value="0.45725" calcext:value-type="float">
            <text:p>0.457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451705" calcext:value-type="float">
            <text:p>0.4517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847" calcext:value-type="float">
            <text:p>0.24847</text:p>
          </table:table-cell>
          <table:table-cell office:value-type="float" office:value="0.44832" calcext:value-type="float">
            <text:p>0.448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44404" calcext:value-type="float">
            <text:p>0.444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54075" calcext:value-type="float">
            <text:p>0.254075</text:p>
          </table:table-cell>
          <table:table-cell office:value-type="float" office:value="0.44188" calcext:value-type="float">
            <text:p>0.441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5662" calcext:value-type="float">
            <text:p>0.25662</text:p>
          </table:table-cell>
          <table:table-cell office:value-type="float" office:value="0.43282" calcext:value-type="float">
            <text:p>0.432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431665" calcext:value-type="float">
            <text:p>0.4316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66285" calcext:value-type="float">
            <text:p>0.266285</text:p>
          </table:table-cell>
          <table:table-cell office:value-type="float" office:value="0.420915" calcext:value-type="float">
            <text:p>0.420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3125" calcext:value-type="float">
            <text:p>0.273125</text:p>
          </table:table-cell>
          <table:table-cell office:value-type="float" office:value="0.416595" calcext:value-type="float">
            <text:p>0.416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0.408195" calcext:value-type="float">
            <text:p>0.4081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86505" calcext:value-type="float">
            <text:p>0.286505</text:p>
          </table:table-cell>
          <table:table-cell office:value-type="float" office:value="0.39774" calcext:value-type="float">
            <text:p>0.397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9711" calcext:value-type="float">
            <text:p>0.29711</text:p>
          </table:table-cell>
          <table:table-cell office:value-type="float" office:value="0.38788" calcext:value-type="float">
            <text:p>0.387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05425" calcext:value-type="float">
            <text:p>0.305425</text:p>
          </table:table-cell>
          <table:table-cell office:value-type="float" office:value="0.378215" calcext:value-type="float">
            <text:p>0.3782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1834" calcext:value-type="float">
            <text:p>0.31834</text:p>
          </table:table-cell>
          <table:table-cell office:value-type="float" office:value="0.36202" calcext:value-type="float">
            <text:p>0.362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3315" calcext:value-type="float">
            <text:p>0.333315</text:p>
          </table:table-cell>
          <table:table-cell office:value-type="float" office:value="0.35119" calcext:value-type="float">
            <text:p>0.351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5096" calcext:value-type="float">
            <text:p>0.35096</text:p>
          </table:table-cell>
          <table:table-cell office:value-type="float" office:value="0.32766" calcext:value-type="float">
            <text:p>0.327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10895" calcext:value-type="float">
            <text:p>0.3108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28111" calcext:value-type="float">
            <text:p>0.28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0625" calcext:value-type="float">
            <text:p>0.420625</text:p>
          </table:table-cell>
          <table:table-cell office:value-type="float" office:value="0.258415" calcext:value-type="float">
            <text:p>0.2584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756" calcext:value-type="float">
            <text:p>0.44756</text:p>
          </table:table-cell>
          <table:table-cell office:value-type="float" office:value="0.22238" calcext:value-type="float">
            <text:p>0.222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54835" calcext:value-type="float">
            <text:p>0.454835</text:p>
          </table:table-cell>
          <table:table-cell office:value-type="float" office:value="0.1853" calcext:value-type="float">
            <text:p>0.18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40855" calcext:value-type="float">
            <text:p>0.340855</text:p>
          </table:table-cell>
          <table:table-cell office:value-type="float" office:value="0.15399" calcext:value-type="float">
            <text:p>0.15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07" calcext:value-type="float">
            <text:p>0.01307</text:p>
          </table:table-cell>
          <table:table-cell office:value-type="float" office:value="0.026925" calcext:value-type="float">
            <text:p>0.0269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814" calcext:value-type="float">
            <text:p>0.008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5405" calcext:value-type="float">
            <text:p>0.0054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478" calcext:value-type="float">
            <text:p>0.004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451" calcext:value-type="float">
            <text:p>0.004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435" calcext:value-type="float">
            <text:p>0.004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185" calcext:value-type="float">
            <text:p>0.0041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845" calcext:value-type="float">
            <text:p>0.001845</text:p>
          </table:table-cell>
          <table:table-cell office:value-type="float" office:value="0.004105" calcext:value-type="float">
            <text:p>0.004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3925" calcext:value-type="float">
            <text:p>0.003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386" calcext:value-type="float">
            <text:p>0.003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3675" calcext:value-type="float">
            <text:p>0.0036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364" calcext:value-type="float">
            <text:p>0.00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003635" calcext:value-type="float">
            <text:p>0.0036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03555" calcext:value-type="float">
            <text:p>0.0035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3505" calcext:value-type="float">
            <text:p>0.0035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3465" calcext:value-type="float">
            <text:p>0.0034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3225" calcext:value-type="float">
            <text:p>0.0032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17" calcext:value-type="float">
            <text:p>0.003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3185" calcext:value-type="float">
            <text:p>0.0031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314" calcext:value-type="float">
            <text:p>0.003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306" calcext:value-type="float">
            <text:p>0.003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3065" calcext:value-type="float">
            <text:p>0.0030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303" calcext:value-type="float">
            <text:p>0.003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2995" calcext:value-type="float">
            <text:p>0.0029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2975" calcext:value-type="float">
            <text:p>0.0029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2925" calcext:value-type="float">
            <text:p>0.0029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287" calcext:value-type="float">
            <text:p>0.002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284" calcext:value-type="float">
            <text:p>0.002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855" calcext:value-type="float">
            <text:p>0.0028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282" calcext:value-type="float">
            <text:p>0.002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277" calcext:value-type="float">
            <text:p>0.002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2755" calcext:value-type="float">
            <text:p>0.0027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268" calcext:value-type="float">
            <text:p>0.002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685" calcext:value-type="float">
            <text:p>0.0026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262" calcext:value-type="float">
            <text:p>0.002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00223" calcext:value-type="float">
            <text:p>0.002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28" calcext:value-type="float">
            <text:p>0.001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x_A=0.37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106" calcext:value-type="float">
            <text:p>0.31106</text:p>
          </table:table-cell>
          <table:table-cell office:value-type="float" office:value="0.492795" calcext:value-type="float">
            <text:p>0.492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985" calcext:value-type="float">
            <text:p>0.309985</text:p>
          </table:table-cell>
          <table:table-cell office:value-type="float" office:value="0.493465" calcext:value-type="float">
            <text:p>0.493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872" calcext:value-type="float">
            <text:p>0.30872</text:p>
          </table:table-cell>
          <table:table-cell office:value-type="float" office:value="0.49415" calcext:value-type="float">
            <text:p>0.49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624" calcext:value-type="float">
            <text:p>0.30624</text:p>
          </table:table-cell>
          <table:table-cell office:value-type="float" office:value="0.49884" calcext:value-type="float">
            <text:p>0.49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85" calcext:value-type="float">
            <text:p>0.30085</text:p>
          </table:table-cell>
          <table:table-cell office:value-type="float" office:value="0.501185" calcext:value-type="float">
            <text:p>0.5011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6845" calcext:value-type="float">
            <text:p>0.296845</text:p>
          </table:table-cell>
          <table:table-cell office:value-type="float" office:value="0.50636" calcext:value-type="float">
            <text:p>0.50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126" calcext:value-type="float">
            <text:p>0.29126</text:p>
          </table:table-cell>
          <table:table-cell office:value-type="float" office:value="0.51158" calcext:value-type="float">
            <text:p>0.51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4265" calcext:value-type="float">
            <text:p>0.284265</text:p>
          </table:table-cell>
          <table:table-cell office:value-type="float" office:value="0.517685" calcext:value-type="float">
            <text:p>0.517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78255" calcext:value-type="float">
            <text:p>0.278255</text:p>
          </table:table-cell>
          <table:table-cell office:value-type="float" office:value="0.52532" calcext:value-type="float">
            <text:p>0.52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895" calcext:value-type="float">
            <text:p>0.270895</text:p>
          </table:table-cell>
          <table:table-cell office:value-type="float" office:value="0.530155" calcext:value-type="float">
            <text:p>0.530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5495" calcext:value-type="float">
            <text:p>0.265495</text:p>
          </table:table-cell>
          <table:table-cell office:value-type="float" office:value="0.536915" calcext:value-type="float">
            <text:p>0.5369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6645" calcext:value-type="float">
            <text:p>0.256645</text:p>
          </table:table-cell>
          <table:table-cell office:value-type="float" office:value="0.543855" calcext:value-type="float">
            <text:p>0.5438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9065" calcext:value-type="float">
            <text:p>0.249065</text:p>
          </table:table-cell>
          <table:table-cell office:value-type="float" office:value="0.55207" calcext:value-type="float">
            <text:p>0.55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128" calcext:value-type="float">
            <text:p>0.24128</text:p>
          </table:table-cell>
          <table:table-cell office:value-type="float" office:value="0.5595" calcext:value-type="float">
            <text:p>0.5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3375" calcext:value-type="float">
            <text:p>0.233375</text:p>
          </table:table-cell>
          <table:table-cell office:value-type="float" office:value="0.567525" calcext:value-type="float">
            <text:p>0.567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4295" calcext:value-type="float">
            <text:p>0.224295</text:p>
          </table:table-cell>
          <table:table-cell office:value-type="float" office:value="0.57668" calcext:value-type="float">
            <text:p>0.57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12235" calcext:value-type="float">
            <text:p>0.212235</text:p>
          </table:table-cell>
          <table:table-cell office:value-type="float" office:value="0.586245" calcext:value-type="float">
            <text:p>0.586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093" calcext:value-type="float">
            <text:p>0.20093</text:p>
          </table:table-cell>
          <table:table-cell office:value-type="float" office:value="0.598185" calcext:value-type="float">
            <text:p>0.598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884" calcext:value-type="float">
            <text:p>0.18884</text:p>
          </table:table-cell>
          <table:table-cell office:value-type="float" office:value="0.609925" calcext:value-type="float">
            <text:p>0.6099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653" calcext:value-type="float">
            <text:p>0.17653</text:p>
          </table:table-cell>
          <table:table-cell office:value-type="float" office:value="0.62181" calcext:value-type="float">
            <text:p>0.621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6324" calcext:value-type="float">
            <text:p>0.16324</text:p>
          </table:table-cell>
          <table:table-cell office:value-type="float" office:value="0.634915" calcext:value-type="float">
            <text:p>0.6349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8725" calcext:value-type="float">
            <text:p>0.148725</text:p>
          </table:table-cell>
          <table:table-cell office:value-type="float" office:value="0.646835" calcext:value-type="float">
            <text:p>0.6468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628" calcext:value-type="float">
            <text:p>0.13628</text:p>
          </table:table-cell>
          <table:table-cell office:value-type="float" office:value="0.66166" calcext:value-type="float">
            <text:p>0.66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8875" calcext:value-type="float">
            <text:p>0.168875</text:p>
          </table:table-cell>
          <table:table-cell office:value-type="float" office:value="0.644325" calcext:value-type="float">
            <text:p>0.6443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7845" calcext:value-type="float">
            <text:p>0.357845</text:p>
          </table:table-cell>
          <table:table-cell office:value-type="float" office:value="0.380925" calcext:value-type="float">
            <text:p>0.380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7825" calcext:value-type="float">
            <text:p>0.357825</text:p>
          </table:table-cell>
          <table:table-cell office:value-type="float" office:value="0.379905" calcext:value-type="float">
            <text:p>0.3799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904" calcext:value-type="float">
            <text:p>0.35904</text:p>
          </table:table-cell>
          <table:table-cell office:value-type="float" office:value="0.37417" calcext:value-type="float">
            <text:p>0.374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9525" calcext:value-type="float">
            <text:p>0.359525</text:p>
          </table:table-cell>
          <table:table-cell office:value-type="float" office:value="0.373845" calcext:value-type="float">
            <text:p>0.3738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5596" calcext:value-type="float">
            <text:p>0.35596</text:p>
          </table:table-cell>
          <table:table-cell office:value-type="float" office:value="0.37229" calcext:value-type="float">
            <text:p>0.37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57095" calcext:value-type="float">
            <text:p>0.357095</text:p>
          </table:table-cell>
          <table:table-cell office:value-type="float" office:value="0.372155" calcext:value-type="float">
            <text:p>0.3721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5477" calcext:value-type="float">
            <text:p>0.35477</text:p>
          </table:table-cell>
          <table:table-cell office:value-type="float" office:value="0.36922" calcext:value-type="float">
            <text:p>0.369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55915" calcext:value-type="float">
            <text:p>0.355915</text:p>
          </table:table-cell>
          <table:table-cell office:value-type="float" office:value="0.369105" calcext:value-type="float">
            <text:p>0.369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5609" calcext:value-type="float">
            <text:p>0.35609</text:p>
          </table:table-cell>
          <table:table-cell office:value-type="float" office:value="0.36904" calcext:value-type="float">
            <text:p>0.369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54445" calcext:value-type="float">
            <text:p>0.354445</text:p>
          </table:table-cell>
          <table:table-cell office:value-type="float" office:value="0.36417" calcext:value-type="float">
            <text:p>0.364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54945" calcext:value-type="float">
            <text:p>0.354945</text:p>
          </table:table-cell>
          <table:table-cell office:value-type="float" office:value="0.365935" calcext:value-type="float">
            <text:p>0.3659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3995" calcext:value-type="float">
            <text:p>0.353995</text:p>
          </table:table-cell>
          <table:table-cell office:value-type="float" office:value="0.362135" calcext:value-type="float">
            <text:p>0.3621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5283" calcext:value-type="float">
            <text:p>0.35283</text:p>
          </table:table-cell>
          <table:table-cell office:value-type="float" office:value="0.36163" calcext:value-type="float">
            <text:p>0.361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5505" calcext:value-type="float">
            <text:p>0.355505</text:p>
          </table:table-cell>
          <table:table-cell office:value-type="float" office:value="0.361035" calcext:value-type="float">
            <text:p>0.3610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5035" calcext:value-type="float">
            <text:p>0.355035</text:p>
          </table:table-cell>
          <table:table-cell office:value-type="float" office:value="0.35882" calcext:value-type="float">
            <text:p>0.358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6615" calcext:value-type="float">
            <text:p>0.356615</text:p>
          </table:table-cell>
          <table:table-cell office:value-type="float" office:value="0.35481" calcext:value-type="float">
            <text:p>0.35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5769" calcext:value-type="float">
            <text:p>0.35769</text:p>
          </table:table-cell>
          <table:table-cell office:value-type="float" office:value="0.35206" calcext:value-type="float">
            <text:p>0.352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967" calcext:value-type="float">
            <text:p>0.35967</text:p>
          </table:table-cell>
          <table:table-cell office:value-type="float" office:value="0.350335" calcext:value-type="float">
            <text:p>0.3503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0175" calcext:value-type="float">
            <text:p>0.360175</text:p>
          </table:table-cell>
          <table:table-cell office:value-type="float" office:value="0.347695" calcext:value-type="float">
            <text:p>0.3476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2355" calcext:value-type="float">
            <text:p>0.362355</text:p>
          </table:table-cell>
          <table:table-cell office:value-type="float" office:value="0.344355" calcext:value-type="float">
            <text:p>0.3443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354" calcext:value-type="float">
            <text:p>0.36354</text:p>
          </table:table-cell>
          <table:table-cell office:value-type="float" office:value="0.340155" calcext:value-type="float">
            <text:p>0.3401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8215" calcext:value-type="float">
            <text:p>0.368215</text:p>
          </table:table-cell>
          <table:table-cell office:value-type="float" office:value="0.337835" calcext:value-type="float">
            <text:p>0.3378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2824" calcext:value-type="float">
            <text:p>0.328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7814" calcext:value-type="float">
            <text:p>0.37814</text:p>
          </table:table-cell>
          <table:table-cell office:value-type="float" office:value="0.31975" calcext:value-type="float">
            <text:p>0.31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315685" calcext:value-type="float">
            <text:p>0.3156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1405" calcext:value-type="float">
            <text:p>0.391405</text:p>
          </table:table-cell>
          <table:table-cell office:value-type="float" office:value="0.308625" calcext:value-type="float">
            <text:p>0.3086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5335" calcext:value-type="float">
            <text:p>0.395335</text:p>
          </table:table-cell>
          <table:table-cell office:value-type="float" office:value="0.29967" calcext:value-type="float">
            <text:p>0.299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474" calcext:value-type="float">
            <text:p>0.40474</text:p>
          </table:table-cell>
          <table:table-cell office:value-type="float" office:value="0.29129" calcext:value-type="float">
            <text:p>0.291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13675" calcext:value-type="float">
            <text:p>0.413675</text:p>
          </table:table-cell>
          <table:table-cell office:value-type="float" office:value="0.281625" calcext:value-type="float">
            <text:p>0.281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24715" calcext:value-type="float">
            <text:p>0.424715</text:p>
          </table:table-cell>
          <table:table-cell office:value-type="float" office:value="0.267485" calcext:value-type="float">
            <text:p>0.267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828" calcext:value-type="float">
            <text:p>0.43828</text:p>
          </table:table-cell>
          <table:table-cell office:value-type="float" office:value="0.25793" calcext:value-type="float">
            <text:p>0.257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51885" calcext:value-type="float">
            <text:p>0.451885</text:p>
          </table:table-cell>
          <table:table-cell office:value-type="float" office:value="0.238875" calcext:value-type="float">
            <text:p>0.238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6985" calcext:value-type="float">
            <text:p>0.46985</text:p>
          </table:table-cell>
          <table:table-cell office:value-type="float" office:value="0.223685" calcext:value-type="float">
            <text:p>0.2236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0455" calcext:value-type="float">
            <text:p>0.490455</text:p>
          </table:table-cell>
          <table:table-cell office:value-type="float" office:value="0.198875" calcext:value-type="float">
            <text:p>0.198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0.17864" calcext:value-type="float">
            <text:p>0.178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5875" calcext:value-type="float">
            <text:p>0.535875</text:p>
          </table:table-cell>
          <table:table-cell office:value-type="float" office:value="0.148835" calcext:value-type="float">
            <text:p>0.1488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119425" calcext:value-type="float">
            <text:p>0.1194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22575" calcext:value-type="float">
            <text:p>0.422575</text:p>
          </table:table-cell>
          <table:table-cell office:value-type="float" office:value="0.100015" calcext:value-type="float">
            <text:p>0.100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8975" calcext:value-type="float">
            <text:p>0.018975</text:p>
          </table:table-cell>
          <table:table-cell office:value-type="float" office:value="0.019965" calcext:value-type="float">
            <text:p>0.0199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0.00563" calcext:value-type="float">
            <text:p>0.005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285" calcext:value-type="float">
            <text:p>0.003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115" calcext:value-type="float">
            <text:p>0.003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.00302" calcext:value-type="float">
            <text:p>0.003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00296" calcext:value-type="float">
            <text:p>0.002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0287" calcext:value-type="float">
            <text:p>0.002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815" calcext:value-type="float">
            <text:p>0.0028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279" calcext:value-type="float">
            <text:p>0.002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272" calcext:value-type="float">
            <text:p>0.002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266" calcext:value-type="float">
            <text:p>0.002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2635" calcext:value-type="float">
            <text:p>0.002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285" calcext:value-type="float">
            <text:p>0.002285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55" calcext:value-type="float">
            <text:p>0.002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2575" calcext:value-type="float">
            <text:p>0.0025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249" calcext:value-type="float">
            <text:p>0.002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.002485" calcext:value-type="float">
            <text:p>0.0024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48" calcext:value-type="float">
            <text:p>0.002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38" calcext:value-type="float">
            <text:p>0.002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002365" calcext:value-type="float">
            <text:p>0.0023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315" calcext:value-type="float">
            <text:p>0.002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2275" calcext:value-type="float">
            <text:p>0.0022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227" calcext:value-type="float">
            <text:p>0.002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255" calcext:value-type="float">
            <text:p>0.0022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.002155" calcext:value-type="float">
            <text:p>0.0021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2175" calcext:value-type="float">
            <text:p>0.002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2155" calcext:value-type="float">
            <text:p>0.0021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855" calcext:value-type="float">
            <text:p>0.001855</text:p>
          </table:table-cell>
          <table:table-cell office:value-type="float" office:value="0.00211" calcext:value-type="float">
            <text:p>0.002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212" calcext:value-type="float">
            <text:p>0.00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08" calcext:value-type="float">
            <text:p>0.002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02045" calcext:value-type="float">
            <text:p>0.0020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005" calcext:value-type="float">
            <text:p>0.0020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95" calcext:value-type="float">
            <text:p>0.00199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002005" calcext:value-type="float">
            <text:p>0.0020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194" calcext:value-type="float">
            <text:p>0.001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1935" calcext:value-type="float">
            <text:p>0.0019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01915" calcext:value-type="float">
            <text:p>0.0019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86" calcext:value-type="float">
            <text:p>0.00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1815" calcext:value-type="float">
            <text:p>0.0018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1565" calcext:value-type="float">
            <text:p>0.0015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x_A=0.50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0985" calcext:value-type="float">
            <text:p>0.410985</text:p>
          </table:table-cell>
          <table:table-cell office:value-type="float" office:value="0.39321" calcext:value-type="float">
            <text:p>0.39321</text:p>
          </table:table-cell>
          <table:table-cell table:formula="of:=[.C2]+[.B2]" office:value-type="float" office:value="0.804195" calcext:value-type="float">
            <text:p>0.804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635" calcext:value-type="float">
            <text:p>0.409635</text:p>
          </table:table-cell>
          <table:table-cell office:value-type="float" office:value="0.393875" calcext:value-type="float">
            <text:p>0.393875</text:p>
          </table:table-cell>
          <table:table-cell table:formula="of:=[.C3]+[.B3]" office:value-type="float" office:value="0.80351" calcext:value-type="float">
            <text:p>0.80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753" calcext:value-type="float">
            <text:p>0.40753</text:p>
          </table:table-cell>
          <table:table-cell office:value-type="float" office:value="0.395665" calcext:value-type="float">
            <text:p>0.395665</text:p>
          </table:table-cell>
          <table:table-cell table:formula="of:=[.C4]+[.B4]" office:value-type="float" office:value="0.803195" calcext:value-type="float">
            <text:p>0.803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616" calcext:value-type="float">
            <text:p>0.40616</text:p>
          </table:table-cell>
          <table:table-cell office:value-type="float" office:value="0.399155" calcext:value-type="float">
            <text:p>0.399155</text:p>
          </table:table-cell>
          <table:table-cell table:formula="of:=[.C5]+[.B5]" office:value-type="float" office:value="0.805315" calcext:value-type="float">
            <text:p>0.805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1315" calcext:value-type="float">
            <text:p>0.401315</text:p>
          </table:table-cell>
          <table:table-cell office:value-type="float" office:value="0.401085" calcext:value-type="float">
            <text:p>0.401085</text:p>
          </table:table-cell>
          <table:table-cell table:formula="of:=[.C6]+[.B6]" office:value-type="float" office:value="0.8024" calcext:value-type="float">
            <text:p>0.8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7965" calcext:value-type="float">
            <text:p>0.397965</text:p>
          </table:table-cell>
          <table:table-cell office:value-type="float" office:value="0.40556" calcext:value-type="float">
            <text:p>0.40556</text:p>
          </table:table-cell>
          <table:table-cell table:formula="of:=[.C7]+[.B7]" office:value-type="float" office:value="0.803525" calcext:value-type="float">
            <text:p>0.8035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410905" calcext:value-type="float">
            <text:p>0.410905</text:p>
          </table:table-cell>
          <table:table-cell table:formula="of:=[.C8]+[.B8]" office:value-type="float" office:value="0.803255" calcext:value-type="float">
            <text:p>0.803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4625" calcext:value-type="float">
            <text:p>0.384625</text:p>
          </table:table-cell>
          <table:table-cell office:value-type="float" office:value="0.41797" calcext:value-type="float">
            <text:p>0.41797</text:p>
          </table:table-cell>
          <table:table-cell table:formula="of:=[.C9]+[.B9]" office:value-type="float" office:value="0.802595" calcext:value-type="float">
            <text:p>0.8025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8585" calcext:value-type="float">
            <text:p>0.378585</text:p>
          </table:table-cell>
          <table:table-cell office:value-type="float" office:value="0.425735" calcext:value-type="float">
            <text:p>0.425735</text:p>
          </table:table-cell>
          <table:table-cell table:formula="of:=[.C10]+[.B10]" office:value-type="float" office:value="0.80432" calcext:value-type="float">
            <text:p>0.80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8845" calcext:value-type="float">
            <text:p>0.368845</text:p>
          </table:table-cell>
          <table:table-cell office:value-type="float" office:value="0.43268" calcext:value-type="float">
            <text:p>0.43268</text:p>
          </table:table-cell>
          <table:table-cell table:formula="of:=[.C11]+[.B11]" office:value-type="float" office:value="0.801525" calcext:value-type="float">
            <text:p>0.801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41575" calcext:value-type="float">
            <text:p>0.441575</text:p>
          </table:table-cell>
          <table:table-cell table:formula="of:=[.C12]+[.B12]" office:value-type="float" office:value="0.803175" calcext:value-type="float">
            <text:p>0.803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1965" calcext:value-type="float">
            <text:p>0.351965</text:p>
          </table:table-cell>
          <table:table-cell office:value-type="float" office:value="0.44894" calcext:value-type="float">
            <text:p>0.44894</text:p>
          </table:table-cell>
          <table:table-cell table:formula="of:=[.C13]+[.B13]" office:value-type="float" office:value="0.800905" calcext:value-type="float">
            <text:p>0.800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2305" calcext:value-type="float">
            <text:p>0.342305</text:p>
          </table:table-cell>
          <table:table-cell office:value-type="float" office:value="0.45951" calcext:value-type="float">
            <text:p>0.45951</text:p>
          </table:table-cell>
          <table:table-cell table:formula="of:=[.C14]+[.B14]" office:value-type="float" office:value="0.801815" calcext:value-type="float">
            <text:p>0.8018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1545" calcext:value-type="float">
            <text:p>0.331545</text:p>
          </table:table-cell>
          <table:table-cell office:value-type="float" office:value="0.469725" calcext:value-type="float">
            <text:p>0.469725</text:p>
          </table:table-cell>
          <table:table-cell table:formula="of:=[.C15]+[.B15]" office:value-type="float" office:value="0.80127" calcext:value-type="float">
            <text:p>0.801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20155" calcext:value-type="float">
            <text:p>0.320155</text:p>
          </table:table-cell>
          <table:table-cell office:value-type="float" office:value="0.480975" calcext:value-type="float">
            <text:p>0.480975</text:p>
          </table:table-cell>
          <table:table-cell table:formula="of:=[.C16]+[.B16]" office:value-type="float" office:value="0.80113" calcext:value-type="float">
            <text:p>0.80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9075" calcext:value-type="float">
            <text:p>0.309075</text:p>
          </table:table-cell>
          <table:table-cell office:value-type="float" office:value="0.4924" calcext:value-type="float">
            <text:p>0.4924</text:p>
          </table:table-cell>
          <table:table-cell table:formula="of:=[.C17]+[.B17]" office:value-type="float" office:value="0.801475" calcext:value-type="float">
            <text:p>0.801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6305" calcext:value-type="float">
            <text:p>0.296305</text:p>
          </table:table-cell>
          <table:table-cell office:value-type="float" office:value="0.502865" calcext:value-type="float">
            <text:p>0.502865</text:p>
          </table:table-cell>
          <table:table-cell table:formula="of:=[.C18]+[.B18]" office:value-type="float" office:value="0.79917" calcext:value-type="float">
            <text:p>0.79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4275" calcext:value-type="float">
            <text:p>0.284275</text:p>
          </table:table-cell>
          <table:table-cell office:value-type="float" office:value="0.515825" calcext:value-type="float">
            <text:p>0.515825</text:p>
          </table:table-cell>
          <table:table-cell table:formula="of:=[.C19]+[.B19]" office:value-type="float" office:value="0.8001" calcext:value-type="float">
            <text:p>0.8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061" calcext:value-type="float">
            <text:p>0.27061</text:p>
          </table:table-cell>
          <table:table-cell office:value-type="float" office:value="0.5288" calcext:value-type="float">
            <text:p>0.5288</text:p>
          </table:table-cell>
          <table:table-cell table:formula="of:=[.C20]+[.B20]" office:value-type="float" office:value="0.79941" calcext:value-type="float">
            <text:p>0.79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684" calcext:value-type="float">
            <text:p>0.25684</text:p>
          </table:table-cell>
          <table:table-cell office:value-type="float" office:value="0.542155" calcext:value-type="float">
            <text:p>0.542155</text:p>
          </table:table-cell>
          <table:table-cell table:formula="of:=[.C21]+[.B21]" office:value-type="float" office:value="0.798995" calcext:value-type="float">
            <text:p>0.7989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147" calcext:value-type="float">
            <text:p>0.24147</text:p>
          </table:table-cell>
          <table:table-cell office:value-type="float" office:value="0.557445" calcext:value-type="float">
            <text:p>0.557445</text:p>
          </table:table-cell>
          <table:table-cell table:formula="of:=[.C22]+[.B22]" office:value-type="float" office:value="0.798915" calcext:value-type="float">
            <text:p>0.7989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566" calcext:value-type="float">
            <text:p>0.22566</text:p>
          </table:table-cell>
          <table:table-cell office:value-type="float" office:value="0.57093" calcext:value-type="float">
            <text:p>0.57093</text:p>
          </table:table-cell>
          <table:table-cell table:formula="of:=[.C23]+[.B23]" office:value-type="float" office:value="0.79659" calcext:value-type="float">
            <text:p>0.796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13525" calcext:value-type="float">
            <text:p>0.213525</text:p>
          </table:table-cell>
          <table:table-cell office:value-type="float" office:value="0.585625" calcext:value-type="float">
            <text:p>0.585625</text:p>
          </table:table-cell>
          <table:table-cell table:formula="of:=[.C24]+[.B24]" office:value-type="float" office:value="0.79915" calcext:value-type="float">
            <text:p>0.799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2855" calcext:value-type="float">
            <text:p>0.262855</text:p>
          </table:table-cell>
          <table:table-cell office:value-type="float" office:value="0.55446" calcext:value-type="float">
            <text:p>0.55446</text:p>
          </table:table-cell>
          <table:table-cell table:formula="of:=[.C25]+[.B25]" office:value-type="float" office:value="0.817315" calcext:value-type="float">
            <text:p>0.8173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454" calcext:value-type="float">
            <text:p>0.47454</text:p>
          </table:table-cell>
          <table:table-cell office:value-type="float" office:value="0.27353" calcext:value-type="float">
            <text:p>0.27353</text:p>
          </table:table-cell>
          <table:table-cell table:formula="of:=[.C26]+[.B26]" office:value-type="float" office:value="0.74807" calcext:value-type="float">
            <text:p>0.748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499" calcext:value-type="float">
            <text:p>0.47499</text:p>
          </table:table-cell>
          <table:table-cell office:value-type="float" office:value="0.27271" calcext:value-type="float">
            <text:p>0.27271</text:p>
          </table:table-cell>
          <table:table-cell table:formula="of:=[.C27]+[.B27]" office:value-type="float" office:value="0.7477" calcext:value-type="float">
            <text:p>0.7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527" calcext:value-type="float">
            <text:p>0.47527</text:p>
          </table:table-cell>
          <table:table-cell office:value-type="float" office:value="0.267495" calcext:value-type="float">
            <text:p>0.267495</text:p>
          </table:table-cell>
          <table:table-cell table:formula="of:=[.C28]+[.B28]" office:value-type="float" office:value="0.742765" calcext:value-type="float">
            <text:p>0.742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26654" calcext:value-type="float">
            <text:p>0.26654</text:p>
          </table:table-cell>
          <table:table-cell table:formula="of:=[.C29]+[.B29]" office:value-type="float" office:value="0.7431" calcext:value-type="float">
            <text:p>0.74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7136" calcext:value-type="float">
            <text:p>0.47136</text:p>
          </table:table-cell>
          <table:table-cell office:value-type="float" office:value="0.26676" calcext:value-type="float">
            <text:p>0.26676</text:p>
          </table:table-cell>
          <table:table-cell table:formula="of:=[.C30]+[.B30]" office:value-type="float" office:value="0.73812" calcext:value-type="float">
            <text:p>0.73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1565" calcext:value-type="float">
            <text:p>0.471565</text:p>
          </table:table-cell>
          <table:table-cell office:value-type="float" office:value="0.267485" calcext:value-type="float">
            <text:p>0.267485</text:p>
          </table:table-cell>
          <table:table-cell table:formula="of:=[.C31]+[.B31]" office:value-type="float" office:value="0.73905" calcext:value-type="float">
            <text:p>0.739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6829" calcext:value-type="float">
            <text:p>0.46829</text:p>
          </table:table-cell>
          <table:table-cell office:value-type="float" office:value="0.265365" calcext:value-type="float">
            <text:p>0.265365</text:p>
          </table:table-cell>
          <table:table-cell table:formula="of:=[.C32]+[.B32]" office:value-type="float" office:value="0.733655" calcext:value-type="float">
            <text:p>0.733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9235" calcext:value-type="float">
            <text:p>0.469235</text:p>
          </table:table-cell>
          <table:table-cell office:value-type="float" office:value="0.265465" calcext:value-type="float">
            <text:p>0.265465</text:p>
          </table:table-cell>
          <table:table-cell table:formula="of:=[.C33]+[.B33]" office:value-type="float" office:value="0.7347" calcext:value-type="float">
            <text:p>0.73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68815" calcext:value-type="float">
            <text:p>0.468815</text:p>
          </table:table-cell>
          <table:table-cell office:value-type="float" office:value="0.26582" calcext:value-type="float">
            <text:p>0.26582</text:p>
          </table:table-cell>
          <table:table-cell table:formula="of:=[.C34]+[.B34]" office:value-type="float" office:value="0.734635" calcext:value-type="float">
            <text:p>0.734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26293" calcext:value-type="float">
            <text:p>0.26293</text:p>
          </table:table-cell>
          <table:table-cell table:formula="of:=[.C35]+[.B35]" office:value-type="float" office:value="0.72813" calcext:value-type="float">
            <text:p>0.728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6185" calcext:value-type="float">
            <text:p>0.466185</text:p>
          </table:table-cell>
          <table:table-cell office:value-type="float" office:value="0.26415" calcext:value-type="float">
            <text:p>0.26415</text:p>
          </table:table-cell>
          <table:table-cell table:formula="of:=[.C36]+[.B36]" office:value-type="float" office:value="0.730335" calcext:value-type="float">
            <text:p>0.7303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6436" calcext:value-type="float">
            <text:p>0.46436</text:p>
          </table:table-cell>
          <table:table-cell office:value-type="float" office:value="0.26105" calcext:value-type="float">
            <text:p>0.26105</text:p>
          </table:table-cell>
          <table:table-cell table:formula="of:=[.C37]+[.B37]" office:value-type="float" office:value="0.72541" calcext:value-type="float">
            <text:p>0.725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422" calcext:value-type="float">
            <text:p>0.46422</text:p>
          </table:table-cell>
          <table:table-cell office:value-type="float" office:value="0.259515" calcext:value-type="float">
            <text:p>0.259515</text:p>
          </table:table-cell>
          <table:table-cell table:formula="of:=[.C38]+[.B38]" office:value-type="float" office:value="0.723735" calcext:value-type="float">
            <text:p>0.7237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6935" calcext:value-type="float">
            <text:p>0.466935</text:p>
          </table:table-cell>
          <table:table-cell office:value-type="float" office:value="0.259145" calcext:value-type="float">
            <text:p>0.259145</text:p>
          </table:table-cell>
          <table:table-cell table:formula="of:=[.C39]+[.B39]" office:value-type="float" office:value="0.72608" calcext:value-type="float">
            <text:p>0.726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25721" calcext:value-type="float">
            <text:p>0.25721</text:p>
          </table:table-cell>
          <table:table-cell table:formula="of:=[.C40]+[.B40]" office:value-type="float" office:value="0.72301" calcext:value-type="float">
            <text:p>0.723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6465" calcext:value-type="float">
            <text:p>0.466465</text:p>
          </table:table-cell>
          <table:table-cell office:value-type="float" office:value="0.254375" calcext:value-type="float">
            <text:p>0.254375</text:p>
          </table:table-cell>
          <table:table-cell table:formula="of:=[.C41]+[.B41]" office:value-type="float" office:value="0.72084" calcext:value-type="float">
            <text:p>0.720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5375" calcext:value-type="float">
            <text:p>0.465375</text:p>
          </table:table-cell>
          <table:table-cell office:value-type="float" office:value="0.253495" calcext:value-type="float">
            <text:p>0.253495</text:p>
          </table:table-cell>
          <table:table-cell table:formula="of:=[.C42]+[.B42]" office:value-type="float" office:value="0.71887" calcext:value-type="float">
            <text:p>0.718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25255" calcext:value-type="float">
            <text:p>0.25255</text:p>
          </table:table-cell>
          <table:table-cell table:formula="of:=[.C43]+[.B43]" office:value-type="float" office:value="0.719565" calcext:value-type="float">
            <text:p>0.7195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6585" calcext:value-type="float">
            <text:p>0.466585</text:p>
          </table:table-cell>
          <table:table-cell office:value-type="float" office:value="0.25055" calcext:value-type="float">
            <text:p>0.25055</text:p>
          </table:table-cell>
          <table:table-cell table:formula="of:=[.C44]+[.B44]" office:value-type="float" office:value="0.717135" calcext:value-type="float">
            <text:p>0.7171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248645" calcext:value-type="float">
            <text:p>0.248645</text:p>
          </table:table-cell>
          <table:table-cell table:formula="of:=[.C45]+[.B45]" office:value-type="float" office:value="0.71625" calcext:value-type="float">
            <text:p>0.71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6425" calcext:value-type="float">
            <text:p>0.466425</text:p>
          </table:table-cell>
          <table:table-cell office:value-type="float" office:value="0.24649" calcext:value-type="float">
            <text:p>0.24649</text:p>
          </table:table-cell>
          <table:table-cell table:formula="of:=[.C46]+[.B46]" office:value-type="float" office:value="0.712915" calcext:value-type="float">
            <text:p>0.7129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072" calcext:value-type="float">
            <text:p>0.47072</text:p>
          </table:table-cell>
          <table:table-cell office:value-type="float" office:value="0.245085" calcext:value-type="float">
            <text:p>0.245085</text:p>
          </table:table-cell>
          <table:table-cell table:formula="of:=[.C47]+[.B47]" office:value-type="float" office:value="0.715805" calcext:value-type="float">
            <text:p>0.7158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938" calcext:value-type="float">
            <text:p>0.46938</text:p>
          </table:table-cell>
          <table:table-cell office:value-type="float" office:value="0.24025" calcext:value-type="float">
            <text:p>0.24025</text:p>
          </table:table-cell>
          <table:table-cell table:formula="of:=[.C48]+[.B48]" office:value-type="float" office:value="0.70963" calcext:value-type="float">
            <text:p>0.709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6035" calcext:value-type="float">
            <text:p>0.476035</text:p>
          </table:table-cell>
          <table:table-cell office:value-type="float" office:value="0.238805" calcext:value-type="float">
            <text:p>0.238805</text:p>
          </table:table-cell>
          <table:table-cell table:formula="of:=[.C49]+[.B49]" office:value-type="float" office:value="0.71484" calcext:value-type="float">
            <text:p>0.71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5425" calcext:value-type="float">
            <text:p>0.475425</text:p>
          </table:table-cell>
          <table:table-cell office:value-type="float" office:value="0.23207" calcext:value-type="float">
            <text:p>0.23207</text:p>
          </table:table-cell>
          <table:table-cell table:formula="of:=[.C50]+[.B50]" office:value-type="float" office:value="0.707495" calcext:value-type="float">
            <text:p>0.707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1755" calcext:value-type="float">
            <text:p>0.481755</text:p>
          </table:table-cell>
          <table:table-cell office:value-type="float" office:value="0.228735" calcext:value-type="float">
            <text:p>0.228735</text:p>
          </table:table-cell>
          <table:table-cell table:formula="of:=[.C51]+[.B51]" office:value-type="float" office:value="0.71049" calcext:value-type="float">
            <text:p>0.710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224075" calcext:value-type="float">
            <text:p>0.224075</text:p>
          </table:table-cell>
          <table:table-cell table:formula="of:=[.C52]+[.B52]" office:value-type="float" office:value="0.710435" calcext:value-type="float">
            <text:p>0.7104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861" calcext:value-type="float">
            <text:p>0.48861</text:p>
          </table:table-cell>
          <table:table-cell office:value-type="float" office:value="0.21634" calcext:value-type="float">
            <text:p>0.21634</text:p>
          </table:table-cell>
          <table:table-cell table:formula="of:=[.C53]+[.B53]" office:value-type="float" office:value="0.70495" calcext:value-type="float">
            <text:p>0.704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209725" calcext:value-type="float">
            <text:p>0.209725</text:p>
          </table:table-cell>
          <table:table-cell table:formula="of:=[.C54]+[.B54]" office:value-type="float" office:value="0.7066" calcext:value-type="float">
            <text:p>0.70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02565" calcext:value-type="float">
            <text:p>0.502565</text:p>
          </table:table-cell>
          <table:table-cell office:value-type="float" office:value="0.20281" calcext:value-type="float">
            <text:p>0.20281</text:p>
          </table:table-cell>
          <table:table-cell table:formula="of:=[.C55]+[.B55]" office:value-type="float" office:value="0.705375" calcext:value-type="float">
            <text:p>0.705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0.193055" calcext:value-type="float">
            <text:p>0.193055</text:p>
          </table:table-cell>
          <table:table-cell table:formula="of:=[.C56]+[.B56]" office:value-type="float" office:value="0.702505" calcext:value-type="float">
            <text:p>0.7025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2" calcext:value-type="float">
            <text:p>0.522</text:p>
          </table:table-cell>
          <table:table-cell office:value-type="float" office:value="0.184865" calcext:value-type="float">
            <text:p>0.184865</text:p>
          </table:table-cell>
          <table:table-cell table:formula="of:=[.C57]+[.B57]" office:value-type="float" office:value="0.706865" calcext:value-type="float">
            <text:p>0.706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3045" calcext:value-type="float">
            <text:p>0.53045</text:p>
          </table:table-cell>
          <table:table-cell office:value-type="float" office:value="0.170445" calcext:value-type="float">
            <text:p>0.170445</text:p>
          </table:table-cell>
          <table:table-cell table:formula="of:=[.C58]+[.B58]" office:value-type="float" office:value="0.700895" calcext:value-type="float">
            <text:p>0.7008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5985" calcext:value-type="float">
            <text:p>0.545985</text:p>
          </table:table-cell>
          <table:table-cell office:value-type="float" office:value="0.15857" calcext:value-type="float">
            <text:p>0.15857</text:p>
          </table:table-cell>
          <table:table-cell table:formula="of:=[.C59]+[.B59]" office:value-type="float" office:value="0.704555" calcext:value-type="float">
            <text:p>0.7045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0425" calcext:value-type="float">
            <text:p>0.560425</text:p>
          </table:table-cell>
          <table:table-cell office:value-type="float" office:value="0.13983" calcext:value-type="float">
            <text:p>0.13983</text:p>
          </table:table-cell>
          <table:table-cell table:formula="of:=[.C60]+[.B60]" office:value-type="float" office:value="0.700255" calcext:value-type="float">
            <text:p>0.7002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79265" calcext:value-type="float">
            <text:p>0.579265</text:p>
          </table:table-cell>
          <table:table-cell office:value-type="float" office:value="0.123965" calcext:value-type="float">
            <text:p>0.123965</text:p>
          </table:table-cell>
          <table:table-cell table:formula="of:=[.C61]+[.B61]" office:value-type="float" office:value="0.70323" calcext:value-type="float">
            <text:p>0.703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97565" calcext:value-type="float">
            <text:p>0.597565</text:p>
          </table:table-cell>
          <table:table-cell office:value-type="float" office:value="0.100195" calcext:value-type="float">
            <text:p>0.100195</text:p>
          </table:table-cell>
          <table:table-cell table:formula="of:=[.C62]+[.B62]" office:value-type="float" office:value="0.69776" calcext:value-type="float">
            <text:p>0.697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97235" calcext:value-type="float">
            <text:p>0.597235</text:p>
          </table:table-cell>
          <table:table-cell office:value-type="float" office:value="0.07772" calcext:value-type="float">
            <text:p>0.07772</text:p>
          </table:table-cell>
          <table:table-cell table:formula="of:=[.C63]+[.B63]" office:value-type="float" office:value="0.674955" calcext:value-type="float">
            <text:p>0.6749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4545" calcext:value-type="float">
            <text:p>0.484545</text:p>
          </table:table-cell>
          <table:table-cell office:value-type="float" office:value="0.06366" calcext:value-type="float">
            <text:p>0.06366</text:p>
          </table:table-cell>
          <table:table-cell table:formula="of:=[.C64]+[.B64]" office:value-type="float" office:value="0.548205" calcext:value-type="float">
            <text:p>0.5482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7145" calcext:value-type="float">
            <text:p>0.027145</text:p>
          </table:table-cell>
          <table:table-cell office:value-type="float" office:value="0.015465" calcext:value-type="float">
            <text:p>0.015465</text:p>
          </table:table-cell>
          <table:table-cell table:formula="of:=[.C65]+[.B65]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4015" calcext:value-type="float">
            <text:p>0.004015</text:p>
          </table:table-cell>
          <table:table-cell table:formula="of:=[.C66]+[.B66]" office:value-type="float" office:value="0.010785" calcext:value-type="float">
            <text:p>0.0107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255" calcext:value-type="float">
            <text:p>0.00255</text:p>
          </table:table-cell>
          <table:table-cell table:formula="of:=[.C67]+[.B67]" office:value-type="float" office:value="0.00682" calcext:value-type="float">
            <text:p>0.00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22" calcext:value-type="float">
            <text:p>0.0022</text:p>
          </table:table-cell>
          <table:table-cell table:formula="of:=[.C68]+[.B68]" office:value-type="float" office:value="0.00592" calcext:value-type="float">
            <text:p>0.005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21" calcext:value-type="float">
            <text:p>0.0021</text:p>
          </table:table-cell>
          <table:table-cell table:formula="of:=[.C69]+[.B69]" office:value-type="float" office:value="0.005595" calcext:value-type="float">
            <text:p>0.0055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204" calcext:value-type="float">
            <text:p>0.00204</text:p>
          </table:table-cell>
          <table:table-cell table:formula="of:=[.C70]+[.B70]" office:value-type="float" office:value="0.00543" calcext:value-type="float">
            <text:p>0.005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995" calcext:value-type="float">
            <text:p>0.001995</text:p>
          </table:table-cell>
          <table:table-cell table:formula="of:=[.C71]+[.B71]" office:value-type="float" office:value="0.005305" calcext:value-type="float">
            <text:p>0.0053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1945" calcext:value-type="float">
            <text:p>0.001945</text:p>
          </table:table-cell>
          <table:table-cell table:formula="of:=[.C72]+[.B72]" office:value-type="float" office:value="0.0052" calcext:value-type="float">
            <text:p>0.00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194" calcext:value-type="float">
            <text:p>0.00194</text:p>
          </table:table-cell>
          <table:table-cell table:formula="of:=[.C73]+[.B73]" office:value-type="float" office:value="0.005095" calcext:value-type="float">
            <text:p>0.0050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19" calcext:value-type="float">
            <text:p>0.0019</text:p>
          </table:table-cell>
          <table:table-cell table:formula="of:=[.C74]+[.B74]" office:value-type="float" office:value="0.004995" calcext:value-type="float">
            <text:p>0.0049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187" calcext:value-type="float">
            <text:p>0.00187</text:p>
          </table:table-cell>
          <table:table-cell table:formula="of:=[.C75]+[.B75]" office:value-type="float" office:value="0.004935" calcext:value-type="float">
            <text:p>0.0049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183" calcext:value-type="float">
            <text:p>0.00183</text:p>
          </table:table-cell>
          <table:table-cell table:formula="of:=[.C76]+[.B76]"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1815" calcext:value-type="float">
            <text:p>0.001815</text:p>
          </table:table-cell>
          <table:table-cell table:formula="of:=[.C77]+[.B77]" office:value-type="float" office:value="0.004765" calcext:value-type="float">
            <text:p>0.004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181" calcext:value-type="float">
            <text:p>0.00181</text:p>
          </table:table-cell>
          <table:table-cell table:formula="of:=[.C78]+[.B78]" office:value-type="float" office:value="0.004725" calcext:value-type="float">
            <text:p>0.0047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179" calcext:value-type="float">
            <text:p>0.00179</text:p>
          </table:table-cell>
          <table:table-cell table:formula="of:=[.C79]+[.B79]" office:value-type="float" office:value="0.00464" calcext:value-type="float">
            <text:p>0.004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178" calcext:value-type="float">
            <text:p>0.00178</text:p>
          </table:table-cell>
          <table:table-cell table:formula="of:=[.C80]+[.B80]" office:value-type="float" office:value="0.00461" calcext:value-type="float">
            <text:p>0.004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1745" calcext:value-type="float">
            <text:p>0.001745</text:p>
          </table:table-cell>
          <table:table-cell table:formula="of:=[.C81]+[.B81]" office:value-type="float" office:value="0.00453" calcext:value-type="float">
            <text:p>0.004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174" calcext:value-type="float">
            <text:p>0.00174</text:p>
          </table:table-cell>
          <table:table-cell table:formula="of:=[.C82]+[.B82]" office:value-type="float" office:value="0.004485" calcext:value-type="float">
            <text:p>0.004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17" calcext:value-type="float">
            <text:p>0.0017</text:p>
          </table:table-cell>
          <table:table-cell table:formula="of:=[.C83]+[.B83]" office:value-type="float" office:value="0.00442" calcext:value-type="float">
            <text:p>0.004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1675" calcext:value-type="float">
            <text:p>0.001675</text:p>
          </table:table-cell>
          <table:table-cell table:formula="of:=[.C84]+[.B84]" office:value-type="float" office:value="0.00435" calcext:value-type="float">
            <text:p>0.004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167" calcext:value-type="float">
            <text:p>0.00167</text:p>
          </table:table-cell>
          <table:table-cell table:formula="of:=[.C85]+[.B85]" office:value-type="float" office:value="0.00436" calcext:value-type="float">
            <text:p>0.004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00165" calcext:value-type="float">
            <text:p>0.00165</text:p>
          </table:table-cell>
          <table:table-cell table:formula="of:=[.C86]+[.B86]"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4" calcext:value-type="float">
            <text:p>0.00164</text:p>
          </table:table-cell>
          <table:table-cell table:formula="of:=[.C87]+[.B87]" office:value-type="float" office:value="0.00424" calcext:value-type="float">
            <text:p>0.004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163" calcext:value-type="float">
            <text:p>0.00163</text:p>
          </table:table-cell>
          <table:table-cell table:formula="of:=[.C88]+[.B88]" office:value-type="float" office:value="0.004215" calcext:value-type="float">
            <text:p>0.004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161" calcext:value-type="float">
            <text:p>0.00161</text:p>
          </table:table-cell>
          <table:table-cell table:formula="of:=[.C89]+[.B89]" office:value-type="float" office:value="0.004155" calcext:value-type="float">
            <text:p>0.0041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158" calcext:value-type="float">
            <text:p>0.00158</text:p>
          </table:table-cell>
          <table:table-cell table:formula="of:=[.C90]+[.B90]"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157" calcext:value-type="float">
            <text:p>0.00157</text:p>
          </table:table-cell>
          <table:table-cell table:formula="of:=[.C91]+[.B91]" office:value-type="float" office:value="0.004055" calcext:value-type="float">
            <text:p>0.0040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1545" calcext:value-type="float">
            <text:p>0.001545</text:p>
          </table:table-cell>
          <table:table-cell table:formula="of:=[.C92]+[.B92]" office:value-type="float" office:value="0.00402" calcext:value-type="float">
            <text:p>0.004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1535" calcext:value-type="float">
            <text:p>0.001535</text:p>
          </table:table-cell>
          <table:table-cell table:formula="of:=[.C93]+[.B93]" office:value-type="float" office:value="0.00402" calcext:value-type="float">
            <text:p>0.004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535" calcext:value-type="float">
            <text:p>0.001535</text:p>
          </table:table-cell>
          <table:table-cell table:formula="of:=[.C94]+[.B94]" office:value-type="float" office:value="0.003975" calcext:value-type="float">
            <text:p>0.0039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515" calcext:value-type="float">
            <text:p>0.001515</text:p>
          </table:table-cell>
          <table:table-cell table:formula="of:=[.C95]+[.B95]" office:value-type="float" office:value="0.003945" calcext:value-type="float">
            <text:p>0.0039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48" calcext:value-type="float">
            <text:p>0.00148</text:p>
          </table:table-cell>
          <table:table-cell table:formula="of:=[.C96]+[.B96]"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1485" calcext:value-type="float">
            <text:p>0.001485</text:p>
          </table:table-cell>
          <table:table-cell table:formula="of:=[.C97]+[.B97]" office:value-type="float" office:value="0.00385" calcext:value-type="float">
            <text:p>0.003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146" calcext:value-type="float">
            <text:p>0.00146</text:p>
          </table:table-cell>
          <table:table-cell table:formula="of:=[.C98]+[.B98]" office:value-type="float" office:value="0.00383" calcext:value-type="float">
            <text:p>0.003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1445" calcext:value-type="float">
            <text:p>0.001445</text:p>
          </table:table-cell>
          <table:table-cell table:formula="of:=[.C99]+[.B99]" office:value-type="float" office:value="0.003765" calcext:value-type="float">
            <text:p>0.0037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143" calcext:value-type="float">
            <text:p>0.00143</text:p>
          </table:table-cell>
          <table:table-cell table:formula="of:=[.C100]+[.B100]" office:value-type="float" office:value="0.003735" calcext:value-type="float">
            <text:p>0.0037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1395" calcext:value-type="float">
            <text:p>0.001395</text:p>
          </table:table-cell>
          <table:table-cell table:formula="of:=[.C101]+[.B101]" office:value-type="float" office:value="0.00364" calcext:value-type="float">
            <text:p>0.003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39" calcext:value-type="float">
            <text:p>0.00139</text:p>
          </table:table-cell>
          <table:table-cell table:formula="of:=[.C102]+[.B102]" office:value-type="float" office:value="0.003615" calcext:value-type="float">
            <text:p>0.0036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14" calcext:value-type="float">
            <text:p>0.0014</text:p>
          </table:table-cell>
          <table:table-cell table:formula="of:=[.C103]+[.B103]" office:value-type="float" office:value="0.00365" calcext:value-type="float">
            <text:p>0.003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4" calcext:value-type="float">
            <text:p>0.0014</text:p>
          </table:table-cell>
          <table:table-cell table:formula="of:=[.C104]+[.B104]"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01365" calcext:value-type="float">
            <text:p>0.001365</text:p>
          </table:table-cell>
          <table:table-cell table:formula="of:=[.C105]+[.B105]" office:value-type="float" office:value="0.00356" calcext:value-type="float">
            <text:p>0.003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1335" calcext:value-type="float">
            <text:p>0.001335</text:p>
          </table:table-cell>
          <table:table-cell table:formula="of:=[.C106]+[.B106]" office:value-type="float" office:value="0.003485" calcext:value-type="float">
            <text:p>0.0034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132" calcext:value-type="float">
            <text:p>0.00132</text:p>
          </table:table-cell>
          <table:table-cell table:formula="of:=[.C107]+[.B107]" office:value-type="float" office:value="0.003435" calcext:value-type="float">
            <text:p>0.0034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0.001305" calcext:value-type="float">
            <text:p>0.001305</text:p>
          </table:table-cell>
          <table:table-cell table:formula="of:=[.C108]+[.B108]"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129" calcext:value-type="float">
            <text:p>0.00129</text:p>
          </table:table-cell>
          <table:table-cell table:formula="of:=[.C109]+[.B109]" office:value-type="float" office:value="0.003365" calcext:value-type="float">
            <text:p>0.0033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1285" calcext:value-type="float">
            <text:p>0.001285</text:p>
          </table:table-cell>
          <table:table-cell table:formula="of:=[.C110]+[.B110]"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35" calcext:value-type="float">
            <text:p>0.001235</text:p>
          </table:table-cell>
          <table:table-cell table:formula="of:=[.C111]+[.B111]" office:value-type="float" office:value="0.003235" calcext:value-type="float">
            <text:p>0.0032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108" calcext:value-type="float">
            <text:p>0.00108</text:p>
          </table:table-cell>
          <table:table-cell table:formula="of:=[.C112]+[.B112]" office:value-type="float" office:value="0.00279" calcext:value-type="float">
            <text:p>0.002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06" calcext:value-type="float">
            <text:p>0.0006</text:p>
          </table:table-cell>
          <table:table-cell table:formula="of:=[.C113]+[.B113]" office:value-type="float" office:value="0.001615" calcext:value-type="float">
            <text:p>0.0016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21" calcext:value-type="float">
            <text:p>0.00021</text:p>
          </table:table-cell>
          <table:table-cell table:formula="of:=[.C114]+[.B114]" office:value-type="float" office:value="0.000575" calcext:value-type="float">
            <text:p>0.0005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4" calcext:value-type="float">
            <text:p>0.00004</text:p>
          </table:table-cell>
          <table:table-cell table:formula="of:=[.C115]+[.B115]"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formula="of:=[.C116]+[.B116]"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+[.B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+[.B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+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+[.B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+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+[.B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+[.B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+[.B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+[.B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+[.B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+[.B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+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+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+[.B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+[.B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+[.B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+[.B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+[.B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+[.B135]" office:value-type="float" office:value="0" calcext:value-type="float">
            <text:p>0</text:p>
          </table:table-cell>
        </table:table-row>
      </table:table>
      <table:table table:name="x_A=0.62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1175" calcext:value-type="float">
            <text:p>0.511175</text:p>
          </table:table-cell>
          <table:table-cell office:value-type="float" office:value="0.293165" calcext:value-type="float">
            <text:p>0.293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9915" calcext:value-type="float">
            <text:p>0.509915</text:p>
          </table:table-cell>
          <table:table-cell office:value-type="float" office:value="0.294225" calcext:value-type="float">
            <text:p>0.294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045" calcext:value-type="float">
            <text:p>0.508045</text:p>
          </table:table-cell>
          <table:table-cell office:value-type="float" office:value="0.295465" calcext:value-type="float">
            <text:p>0.295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6645" calcext:value-type="float">
            <text:p>0.506645</text:p>
          </table:table-cell>
          <table:table-cell office:value-type="float" office:value="0.29889" calcext:value-type="float">
            <text:p>0.29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30122" calcext:value-type="float">
            <text:p>0.30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7545" calcext:value-type="float">
            <text:p>0.497545</text:p>
          </table:table-cell>
          <table:table-cell office:value-type="float" office:value="0.306305" calcext:value-type="float">
            <text:p>0.306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2065" calcext:value-type="float">
            <text:p>0.492065</text:p>
          </table:table-cell>
          <table:table-cell office:value-type="float" office:value="0.31136" calcext:value-type="float">
            <text:p>0.31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499" calcext:value-type="float">
            <text:p>0.48499</text:p>
          </table:table-cell>
          <table:table-cell office:value-type="float" office:value="0.31748" calcext:value-type="float">
            <text:p>0.31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843" calcext:value-type="float">
            <text:p>0.47843</text:p>
          </table:table-cell>
          <table:table-cell office:value-type="float" office:value="0.325975" calcext:value-type="float">
            <text:p>0.325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33315" calcext:value-type="float">
            <text:p>0.33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036" calcext:value-type="float">
            <text:p>0.46036</text:p>
          </table:table-cell>
          <table:table-cell office:value-type="float" office:value="0.342825" calcext:value-type="float">
            <text:p>0.3428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0315" calcext:value-type="float">
            <text:p>0.450315</text:p>
          </table:table-cell>
          <table:table-cell office:value-type="float" office:value="0.350545" calcext:value-type="float">
            <text:p>0.350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168" calcext:value-type="float">
            <text:p>0.44168</text:p>
          </table:table-cell>
          <table:table-cell office:value-type="float" office:value="0.36021" calcext:value-type="float">
            <text:p>0.36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30795" calcext:value-type="float">
            <text:p>0.430795</text:p>
          </table:table-cell>
          <table:table-cell office:value-type="float" office:value="0.37078" calcext:value-type="float">
            <text:p>0.3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0515" calcext:value-type="float">
            <text:p>0.420515</text:p>
          </table:table-cell>
          <table:table-cell office:value-type="float" office:value="0.3808" calcext:value-type="float">
            <text:p>0.3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0935" calcext:value-type="float">
            <text:p>0.410935</text:p>
          </table:table-cell>
          <table:table-cell office:value-type="float" office:value="0.39064" calcext:value-type="float">
            <text:p>0.39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8765" calcext:value-type="float">
            <text:p>0.398765</text:p>
          </table:table-cell>
          <table:table-cell office:value-type="float" office:value="0.400495" calcext:value-type="float">
            <text:p>0.400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6285" calcext:value-type="float">
            <text:p>0.386285</text:p>
          </table:table-cell>
          <table:table-cell office:value-type="float" office:value="0.413425" calcext:value-type="float">
            <text:p>0.4134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3885" calcext:value-type="float">
            <text:p>0.373885</text:p>
          </table:table-cell>
          <table:table-cell office:value-type="float" office:value="0.42583" calcext:value-type="float">
            <text:p>0.425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0265" calcext:value-type="float">
            <text:p>0.360265</text:p>
          </table:table-cell>
          <table:table-cell office:value-type="float" office:value="0.43881" calcext:value-type="float">
            <text:p>0.438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4496" calcext:value-type="float">
            <text:p>0.34496</text:p>
          </table:table-cell>
          <table:table-cell office:value-type="float" office:value="0.45394" calcext:value-type="float">
            <text:p>0.453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8875" calcext:value-type="float">
            <text:p>0.328875</text:p>
          </table:table-cell>
          <table:table-cell office:value-type="float" office:value="0.467895" calcext:value-type="float">
            <text:p>0.4678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18655" calcext:value-type="float">
            <text:p>0.318655</text:p>
          </table:table-cell>
          <table:table-cell office:value-type="float" office:value="0.481165" calcext:value-type="float">
            <text:p>0.4811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223" calcext:value-type="float">
            <text:p>0.38223</text:p>
          </table:table-cell>
          <table:table-cell office:value-type="float" office:value="0.439155" calcext:value-type="float">
            <text:p>0.439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9105" calcext:value-type="float">
            <text:p>0.579105</text:p>
          </table:table-cell>
          <table:table-cell office:value-type="float" office:value="0.179385" calcext:value-type="float">
            <text:p>0.1793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912" calcext:value-type="float">
            <text:p>0.57912</text:p>
          </table:table-cell>
          <table:table-cell office:value-type="float" office:value="0.17929" calcext:value-type="float">
            <text:p>0.179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6835" calcext:value-type="float">
            <text:p>0.576835</text:p>
          </table:table-cell>
          <table:table-cell office:value-type="float" office:value="0.17699" calcext:value-type="float">
            <text:p>0.176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8155" calcext:value-type="float">
            <text:p>0.578155</text:p>
          </table:table-cell>
          <table:table-cell office:value-type="float" office:value="0.17608" calcext:value-type="float">
            <text:p>0.17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316" calcext:value-type="float">
            <text:p>0.57316</text:p>
          </table:table-cell>
          <table:table-cell office:value-type="float" office:value="0.175575" calcext:value-type="float">
            <text:p>0.1755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3435" calcext:value-type="float">
            <text:p>0.573435</text:p>
          </table:table-cell>
          <table:table-cell office:value-type="float" office:value="0.176005" calcext:value-type="float">
            <text:p>0.176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67645" calcext:value-type="float">
            <text:p>0.567645</text:p>
          </table:table-cell>
          <table:table-cell office:value-type="float" office:value="0.175405" calcext:value-type="float">
            <text:p>0.1754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9905" calcext:value-type="float">
            <text:p>0.569905</text:p>
          </table:table-cell>
          <table:table-cell office:value-type="float" office:value="0.17446" calcext:value-type="float">
            <text:p>0.174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8855" calcext:value-type="float">
            <text:p>0.568855</text:p>
          </table:table-cell>
          <table:table-cell office:value-type="float" office:value="0.174755" calcext:value-type="float">
            <text:p>0.174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64215" calcext:value-type="float">
            <text:p>0.564215</text:p>
          </table:table-cell>
          <table:table-cell office:value-type="float" office:value="0.172585" calcext:value-type="float">
            <text:p>0.1725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65795" calcext:value-type="float">
            <text:p>0.565795</text:p>
          </table:table-cell>
          <table:table-cell office:value-type="float" office:value="0.173285" calcext:value-type="float">
            <text:p>0.173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1595" calcext:value-type="float">
            <text:p>0.561595</text:p>
          </table:table-cell>
          <table:table-cell office:value-type="float" office:value="0.17245" calcext:value-type="float">
            <text:p>0.172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9955" calcext:value-type="float">
            <text:p>0.559955</text:p>
          </table:table-cell>
          <table:table-cell office:value-type="float" office:value="0.172275" calcext:value-type="float">
            <text:p>0.172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6309" calcext:value-type="float">
            <text:p>0.56309</text:p>
          </table:table-cell>
          <table:table-cell office:value-type="float" office:value="0.17148" calcext:value-type="float">
            <text:p>0.171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60295" calcext:value-type="float">
            <text:p>0.560295</text:p>
          </table:table-cell>
          <table:table-cell office:value-type="float" office:value="0.17118" calcext:value-type="float">
            <text:p>0.17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903" calcext:value-type="float">
            <text:p>0.55903</text:p>
          </table:table-cell>
          <table:table-cell office:value-type="float" office:value="0.17004" calcext:value-type="float">
            <text:p>0.170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8795" calcext:value-type="float">
            <text:p>0.558795</text:p>
          </table:table-cell>
          <table:table-cell office:value-type="float" office:value="0.168895" calcext:value-type="float">
            <text:p>0.1688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5952" calcext:value-type="float">
            <text:p>0.55952</text:p>
          </table:table-cell>
          <table:table-cell office:value-type="float" office:value="0.16788" calcext:value-type="float">
            <text:p>0.167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5935" calcext:value-type="float">
            <text:p>0.55935</text:p>
          </table:table-cell>
          <table:table-cell office:value-type="float" office:value="0.166165" calcext:value-type="float">
            <text:p>0.166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9665" calcext:value-type="float">
            <text:p>0.559665</text:p>
          </table:table-cell>
          <table:table-cell office:value-type="float" office:value="0.164955" calcext:value-type="float">
            <text:p>0.1649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57645" calcext:value-type="float">
            <text:p>0.557645</text:p>
          </table:table-cell>
          <table:table-cell office:value-type="float" office:value="0.16377" calcext:value-type="float">
            <text:p>0.16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6147" calcext:value-type="float">
            <text:p>0.56147</text:p>
          </table:table-cell>
          <table:table-cell office:value-type="float" office:value="0.16306" calcext:value-type="float">
            <text:p>0.163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15919" calcext:value-type="float">
            <text:p>0.159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6562" calcext:value-type="float">
            <text:p>0.56562</text:p>
          </table:table-cell>
          <table:table-cell office:value-type="float" office:value="0.157535" calcext:value-type="float">
            <text:p>0.1575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61055" calcext:value-type="float">
            <text:p>0.561055</text:p>
          </table:table-cell>
          <table:table-cell office:value-type="float" office:value="0.154685" calcext:value-type="float">
            <text:p>0.1546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5435" calcext:value-type="float">
            <text:p>0.565435</text:p>
          </table:table-cell>
          <table:table-cell office:value-type="float" office:value="0.15353" calcext:value-type="float">
            <text:p>0.153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6824" calcext:value-type="float">
            <text:p>0.56824</text:p>
          </table:table-cell>
          <table:table-cell office:value-type="float" office:value="0.15067" calcext:value-type="float">
            <text:p>0.150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759" calcext:value-type="float">
            <text:p>0.56759</text:p>
          </table:table-cell>
          <table:table-cell office:value-type="float" office:value="0.145865" calcext:value-type="float">
            <text:p>0.1458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73775" calcext:value-type="float">
            <text:p>0.573775</text:p>
          </table:table-cell>
          <table:table-cell office:value-type="float" office:value="0.141275" calcext:value-type="float">
            <text:p>0.1412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7763" calcext:value-type="float">
            <text:p>0.57763</text:p>
          </table:table-cell>
          <table:table-cell office:value-type="float" office:value="0.13634" calcext:value-type="float">
            <text:p>0.136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194" calcext:value-type="float">
            <text:p>0.58194</text:p>
          </table:table-cell>
          <table:table-cell office:value-type="float" office:value="0.12904" calcext:value-type="float">
            <text:p>0.129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293" calcext:value-type="float">
            <text:p>0.59293</text:p>
          </table:table-cell>
          <table:table-cell office:value-type="float" office:value="0.122775" calcext:value-type="float">
            <text:p>0.122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9688" calcext:value-type="float">
            <text:p>0.59688</text:p>
          </table:table-cell>
          <table:table-cell office:value-type="float" office:value="0.11292" calcext:value-type="float">
            <text:p>0.112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8375" calcext:value-type="float">
            <text:p>0.608375</text:p>
          </table:table-cell>
          <table:table-cell office:value-type="float" office:value="0.104915" calcext:value-type="float">
            <text:p>0.1049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17445" calcext:value-type="float">
            <text:p>0.617445</text:p>
          </table:table-cell>
          <table:table-cell office:value-type="float" office:value="0.09158" calcext:value-type="float">
            <text:p>0.091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33615" calcext:value-type="float">
            <text:p>0.633615</text:p>
          </table:table-cell>
          <table:table-cell office:value-type="float" office:value="0.079085" calcext:value-type="float">
            <text:p>0.079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562" calcext:value-type="float">
            <text:p>0.64562</text:p>
          </table:table-cell>
          <table:table-cell office:value-type="float" office:value="0.062385" calcext:value-type="float">
            <text:p>0.0623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40655" calcext:value-type="float">
            <text:p>0.640655</text:p>
          </table:table-cell>
          <table:table-cell office:value-type="float" office:value="0.04667" calcext:value-type="float">
            <text:p>0.046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8835" calcext:value-type="float">
            <text:p>0.528835</text:p>
          </table:table-cell>
          <table:table-cell office:value-type="float" office:value="0.03771" calcext:value-type="float">
            <text:p>0.03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5595" calcext:value-type="float">
            <text:p>0.035595</text:p>
          </table:table-cell>
          <table:table-cell office:value-type="float" office:value="0.01108" calcext:value-type="float">
            <text:p>0.011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2665" calcext:value-type="float">
            <text:p>0.0026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1605" calcext:value-type="float">
            <text:p>0.0016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143" calcext:value-type="float">
            <text:p>0.001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.00136" calcext:value-type="float">
            <text:p>0.00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1305" calcext:value-type="float">
            <text:p>0.0013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127" calcext:value-type="float">
            <text:p>0.00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122" calcext:value-type="float">
            <text:p>0.001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1205" calcext:value-type="float">
            <text:p>0.0012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115" calcext:value-type="float">
            <text:p>0.00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1105" calcext:value-type="float">
            <text:p>0.0011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1075" calcext:value-type="float">
            <text:p>0.0010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015" calcext:value-type="float">
            <text:p>0.0010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101" calcext:value-type="float">
            <text:p>0.001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985" calcext:value-type="float">
            <text:p>0.0009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975" calcext:value-type="float">
            <text:p>0.0009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0945" calcext:value-type="float">
            <text:p>0.0009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0935" calcext:value-type="float">
            <text:p>0.0009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095" calcext:value-type="float">
            <text:p>0.000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.00091" calcext:value-type="float">
            <text:p>0.000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0935" calcext:value-type="float">
            <text:p>0.0009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0905" calcext:value-type="float">
            <text:p>0.0009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615" calcext:value-type="float">
            <text:p>0.002615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555" calcext:value-type="float">
            <text:p>0.002555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525" calcext:value-type="float">
            <text:p>0.002525</text:p>
          </table:table-cell>
          <table:table-cell office:value-type="float" office:value="0.000855" calcext:value-type="float">
            <text:p>0.0008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0.00084" calcext:value-type="float">
            <text:p>0.000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0805" calcext:value-type="float">
            <text:p>0.0008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69" calcext:value-type="float">
            <text:p>0.000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0375" calcext:value-type="float">
            <text:p>0.00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x_A=0.75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045" calcext:value-type="float">
            <text:p>0.608045</text:p>
          </table:table-cell>
          <table:table-cell office:value-type="float" office:value="0.196565" calcext:value-type="float">
            <text:p>0.196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7155" calcext:value-type="float">
            <text:p>0.607155</text:p>
          </table:table-cell>
          <table:table-cell office:value-type="float" office:value="0.197375" calcext:value-type="float">
            <text:p>0.197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6055" calcext:value-type="float">
            <text:p>0.606055</text:p>
          </table:table-cell>
          <table:table-cell office:value-type="float" office:value="0.19763" calcext:value-type="float">
            <text:p>0.19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678" calcext:value-type="float">
            <text:p>0.60678</text:p>
          </table:table-cell>
          <table:table-cell office:value-type="float" office:value="0.19918" calcext:value-type="float">
            <text:p>0.19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1205" calcext:value-type="float">
            <text:p>0.601205</text:p>
          </table:table-cell>
          <table:table-cell office:value-type="float" office:value="0.20144" calcext:value-type="float">
            <text:p>0.20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942" calcext:value-type="float">
            <text:p>0.59942</text:p>
          </table:table-cell>
          <table:table-cell office:value-type="float" office:value="0.204815" calcext:value-type="float">
            <text:p>0.204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32" calcext:value-type="float">
            <text:p>0.59432</text:p>
          </table:table-cell>
          <table:table-cell office:value-type="float" office:value="0.2092" calcext:value-type="float">
            <text:p>0.2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8245" calcext:value-type="float">
            <text:p>0.588245</text:p>
          </table:table-cell>
          <table:table-cell office:value-type="float" office:value="0.214805" calcext:value-type="float">
            <text:p>0.214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0.22202" calcext:value-type="float">
            <text:p>0.22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355" calcext:value-type="float">
            <text:p>0.57355</text:p>
          </table:table-cell>
          <table:table-cell office:value-type="float" office:value="0.22826" calcext:value-type="float">
            <text:p>0.22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8035" calcext:value-type="float">
            <text:p>0.568035</text:p>
          </table:table-cell>
          <table:table-cell office:value-type="float" office:value="0.23522" calcext:value-type="float">
            <text:p>0.23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9535" calcext:value-type="float">
            <text:p>0.559535</text:p>
          </table:table-cell>
          <table:table-cell office:value-type="float" office:value="0.241505" calcext:value-type="float">
            <text:p>0.241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2625" calcext:value-type="float">
            <text:p>0.552625</text:p>
          </table:table-cell>
          <table:table-cell office:value-type="float" office:value="0.24934" calcext:value-type="float">
            <text:p>0.24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4945" calcext:value-type="float">
            <text:p>0.544945</text:p>
          </table:table-cell>
          <table:table-cell office:value-type="float" office:value="0.256895" calcext:value-type="float">
            <text:p>0.256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637" calcext:value-type="float">
            <text:p>0.53637</text:p>
          </table:table-cell>
          <table:table-cell office:value-type="float" office:value="0.265255" calcext:value-type="float">
            <text:p>0.265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736" calcext:value-type="float">
            <text:p>0.52736</text:p>
          </table:table-cell>
          <table:table-cell office:value-type="float" office:value="0.274605" calcext:value-type="float">
            <text:p>0.274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6995" calcext:value-type="float">
            <text:p>0.516995</text:p>
          </table:table-cell>
          <table:table-cell office:value-type="float" office:value="0.28269" calcext:value-type="float">
            <text:p>0.282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732" calcext:value-type="float">
            <text:p>0.50732</text:p>
          </table:table-cell>
          <table:table-cell office:value-type="float" office:value="0.292765" calcext:value-type="float">
            <text:p>0.292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656" calcext:value-type="float">
            <text:p>0.49656</text:p>
          </table:table-cell>
          <table:table-cell office:value-type="float" office:value="0.30301" calcext:value-type="float">
            <text:p>0.30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388" calcext:value-type="float">
            <text:p>0.48388</text:p>
          </table:table-cell>
          <table:table-cell office:value-type="float" office:value="0.3152" calcext:value-type="float">
            <text:p>0.3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1585" calcext:value-type="float">
            <text:p>0.471585</text:p>
          </table:table-cell>
          <table:table-cell office:value-type="float" office:value="0.327365" calcext:value-type="float">
            <text:p>0.3273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8455" calcext:value-type="float">
            <text:p>0.458455</text:p>
          </table:table-cell>
          <table:table-cell office:value-type="float" office:value="0.338655" calcext:value-type="float">
            <text:p>0.338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233" calcext:value-type="float">
            <text:p>0.45233</text:p>
          </table:table-cell>
          <table:table-cell office:value-type="float" office:value="0.34825" calcext:value-type="float">
            <text:p>0.34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22465" calcext:value-type="float">
            <text:p>0.522465</text:p>
          </table:table-cell>
          <table:table-cell office:value-type="float" office:value="0.30371" calcext:value-type="float">
            <text:p>0.303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0405" calcext:value-type="float">
            <text:p>0.670405</text:p>
          </table:table-cell>
          <table:table-cell office:value-type="float" office:value="0.102705" calcext:value-type="float">
            <text:p>0.1027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71915" calcext:value-type="float">
            <text:p>0.671915</text:p>
          </table:table-cell>
          <table:table-cell office:value-type="float" office:value="0.101345" calcext:value-type="float">
            <text:p>0.101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100535" calcext:value-type="float">
            <text:p>0.1005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9655" calcext:value-type="float">
            <text:p>0.669655</text:p>
          </table:table-cell>
          <table:table-cell office:value-type="float" office:value="0.100285" calcext:value-type="float">
            <text:p>0.100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6293" calcext:value-type="float">
            <text:p>0.66293</text:p>
          </table:table-cell>
          <table:table-cell office:value-type="float" office:value="0.10072" calcext:value-type="float">
            <text:p>0.10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64605" calcext:value-type="float">
            <text:p>0.664605</text:p>
          </table:table-cell>
          <table:table-cell office:value-type="float" office:value="0.099845" calcext:value-type="float">
            <text:p>0.0998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099315" calcext:value-type="float">
            <text:p>0.099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7575" calcext:value-type="float">
            <text:p>0.657575</text:p>
          </table:table-cell>
          <table:table-cell office:value-type="float" office:value="0.099585" calcext:value-type="float">
            <text:p>0.0995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099775" calcext:value-type="float">
            <text:p>0.0997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49005" calcext:value-type="float">
            <text:p>0.649005</text:p>
          </table:table-cell>
          <table:table-cell office:value-type="float" office:value="0.09864" calcext:value-type="float">
            <text:p>0.098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49555" calcext:value-type="float">
            <text:p>0.649555</text:p>
          </table:table-cell>
          <table:table-cell office:value-type="float" office:value="0.099355" calcext:value-type="float">
            <text:p>0.0993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44735" calcext:value-type="float">
            <text:p>0.644735</text:p>
          </table:table-cell>
          <table:table-cell office:value-type="float" office:value="0.098285" calcext:value-type="float">
            <text:p>0.098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43005" calcext:value-type="float">
            <text:p>0.643005</text:p>
          </table:table-cell>
          <table:table-cell office:value-type="float" office:value="0.097545" calcext:value-type="float">
            <text:p>0.0975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097035" calcext:value-type="float">
            <text:p>0.0970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168" calcext:value-type="float">
            <text:p>0.64168</text:p>
          </table:table-cell>
          <table:table-cell office:value-type="float" office:value="0.096835" calcext:value-type="float">
            <text:p>0.096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09705" calcext:value-type="float">
            <text:p>0.097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88" calcext:value-type="float">
            <text:p>0.63688</text:p>
          </table:table-cell>
          <table:table-cell office:value-type="float" office:value="0.09673" calcext:value-type="float">
            <text:p>0.096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38875" calcext:value-type="float">
            <text:p>0.638875</text:p>
          </table:table-cell>
          <table:table-cell office:value-type="float" office:value="0.095615" calcext:value-type="float">
            <text:p>0.0956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094725" calcext:value-type="float">
            <text:p>0.0947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37205" calcext:value-type="float">
            <text:p>0.637205</text:p>
          </table:table-cell>
          <table:table-cell office:value-type="float" office:value="0.093245" calcext:value-type="float">
            <text:p>0.0932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34415" calcext:value-type="float">
            <text:p>0.634415</text:p>
          </table:table-cell>
          <table:table-cell office:value-type="float" office:value="0.092635" calcext:value-type="float">
            <text:p>0.0926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809" calcext:value-type="float">
            <text:p>0.63809</text:p>
          </table:table-cell>
          <table:table-cell office:value-type="float" office:value="0.09174" calcext:value-type="float">
            <text:p>0.09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1955" calcext:value-type="float">
            <text:p>0.631955</text:p>
          </table:table-cell>
          <table:table-cell office:value-type="float" office:value="0.091125" calcext:value-type="float">
            <text:p>0.091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09007" calcext:value-type="float">
            <text:p>0.090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3265" calcext:value-type="float">
            <text:p>0.63265</text:p>
          </table:table-cell>
          <table:table-cell office:value-type="float" office:value="0.088365" calcext:value-type="float">
            <text:p>0.0883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37555" calcext:value-type="float">
            <text:p>0.637555</text:p>
          </table:table-cell>
          <table:table-cell office:value-type="float" office:value="0.08684" calcext:value-type="float">
            <text:p>0.086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40305" calcext:value-type="float">
            <text:p>0.640305</text:p>
          </table:table-cell>
          <table:table-cell office:value-type="float" office:value="0.084175" calcext:value-type="float">
            <text:p>0.0841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718" calcext:value-type="float">
            <text:p>0.63718</text:p>
          </table:table-cell>
          <table:table-cell office:value-type="float" office:value="0.081505" calcext:value-type="float">
            <text:p>0.0815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07924" calcext:value-type="float">
            <text:p>0.079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43405" calcext:value-type="float">
            <text:p>0.643405</text:p>
          </table:table-cell>
          <table:table-cell office:value-type="float" office:value="0.07592" calcext:value-type="float">
            <text:p>0.075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4105" calcext:value-type="float">
            <text:p>0.644105</text:p>
          </table:table-cell>
          <table:table-cell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263" calcext:value-type="float">
            <text:p>0.65263</text:p>
          </table:table-cell>
          <table:table-cell office:value-type="float" office:value="0.068425" calcext:value-type="float">
            <text:p>0.0684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1995" calcext:value-type="float">
            <text:p>0.651995</text:p>
          </table:table-cell>
          <table:table-cell office:value-type="float" office:value="0.062965" calcext:value-type="float">
            <text:p>0.0629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1345" calcext:value-type="float">
            <text:p>0.661345</text:p>
          </table:table-cell>
          <table:table-cell office:value-type="float" office:value="0.057785" calcext:value-type="float">
            <text:p>0.0577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83" calcext:value-type="float">
            <text:p>0.66483</text:p>
          </table:table-cell>
          <table:table-cell office:value-type="float" office:value="0.049595" calcext:value-type="float">
            <text:p>0.0495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76015" calcext:value-type="float">
            <text:p>0.676015</text:p>
          </table:table-cell>
          <table:table-cell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112" calcext:value-type="float">
            <text:p>0.68112</text:p>
          </table:table-cell>
          <table:table-cell office:value-type="float" office:value="0.033595" calcext:value-type="float">
            <text:p>0.0335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9995" calcext:value-type="float">
            <text:p>0.669995</text:p>
          </table:table-cell>
          <table:table-cell office:value-type="float" office:value="0.02476" calcext:value-type="float">
            <text:p>0.024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5704" calcext:value-type="float">
            <text:p>0.55704</text:p>
          </table:table-cell>
          <table:table-cell office:value-type="float" office:value="0.01966" calcext:value-type="float">
            <text:p>0.01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1735" calcext:value-type="float">
            <text:p>0.041735</text:p>
          </table:table-cell>
          <table:table-cell office:value-type="float" office:value="0.006305" calcext:value-type="float">
            <text:p>0.0063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9225" calcext:value-type="float">
            <text:p>0.009225</text:p>
          </table:table-cell>
          <table:table-cell office:value-type="float" office:value="0.001475" calcext:value-type="float">
            <text:p>0.0014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0785" calcext:value-type="float">
            <text:p>0.0007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4265" calcext:value-type="float">
            <text:p>0.004265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675" calcext:value-type="float">
            <text:p>0.0006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65" calcext:value-type="float">
            <text:p>0.000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0585" calcext:value-type="float">
            <text:p>0.000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0475" calcext:value-type="float">
            <text:p>0.0004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0475" calcext:value-type="float">
            <text:p>0.0004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445" calcext:value-type="float">
            <text:p>0.0004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037" calcext:value-type="float">
            <text:p>0.000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x_A=0.87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z*</text:p>
          </table:table-cell>
          <table:table-cell office:value-type="string" calcext:value-type="string">
            <text:p>n*_A</text:p>
          </table:table-cell>
          <table:table-cell office:value-type="string" calcext:value-type="string">
            <text:p>n*_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547" calcext:value-type="float">
            <text:p>0.70547</text:p>
          </table:table-cell>
          <table:table-cell office:value-type="float" office:value="0.09956" calcext:value-type="float">
            <text:p>0.09956</text:p>
          </table:table-cell>
          <table:table-cell table:formula="of:=[.C2]+[.B2]" office:value-type="float" office:value="0.80503" calcext:value-type="float">
            <text:p>0.80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561" calcext:value-type="float">
            <text:p>0.70561</text:p>
          </table:table-cell>
          <table:table-cell office:value-type="float" office:value="0.099195" calcext:value-type="float">
            <text:p>0.099195</text:p>
          </table:table-cell>
          <table:table-cell table:formula="of:=[.C3]+[.B3]" office:value-type="float" office:value="0.804805" calcext:value-type="float">
            <text:p>0.804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489" calcext:value-type="float">
            <text:p>0.70489</text:p>
          </table:table-cell>
          <table:table-cell office:value-type="float" office:value="0.098995" calcext:value-type="float">
            <text:p>0.098995</text:p>
          </table:table-cell>
          <table:table-cell table:formula="of:=[.C4]+[.B4]" office:value-type="float" office:value="0.803885" calcext:value-type="float">
            <text:p>0.803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5375" calcext:value-type="float">
            <text:p>0.705375</text:p>
          </table:table-cell>
          <table:table-cell office:value-type="float" office:value="0.1007" calcext:value-type="float">
            <text:p>0.1007</text:p>
          </table:table-cell>
          <table:table-cell table:formula="of:=[.C5]+[.B5]" office:value-type="float" office:value="0.806075" calcext:value-type="float">
            <text:p>0.806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115" calcext:value-type="float">
            <text:p>0.70115</text:p>
          </table:table-cell>
          <table:table-cell office:value-type="float" office:value="0.101835" calcext:value-type="float">
            <text:p>0.101835</text:p>
          </table:table-cell>
          <table:table-cell table:formula="of:=[.C6]+[.B6]" office:value-type="float" office:value="0.802985" calcext:value-type="float">
            <text:p>0.802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028" calcext:value-type="float">
            <text:p>0.70028</text:p>
          </table:table-cell>
          <table:table-cell office:value-type="float" office:value="0.10394" calcext:value-type="float">
            <text:p>0.10394</text:p>
          </table:table-cell>
          <table:table-cell table:formula="of:=[.C7]+[.B7]" office:value-type="float" office:value="0.80422" calcext:value-type="float">
            <text:p>0.80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7295" calcext:value-type="float">
            <text:p>0.697295</text:p>
          </table:table-cell>
          <table:table-cell office:value-type="float" office:value="0.106665" calcext:value-type="float">
            <text:p>0.106665</text:p>
          </table:table-cell>
          <table:table-cell table:formula="of:=[.C8]+[.B8]" office:value-type="float" office:value="0.80396" calcext:value-type="float">
            <text:p>0.803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312" calcext:value-type="float">
            <text:p>0.69312</text:p>
          </table:table-cell>
          <table:table-cell office:value-type="float" office:value="0.11015" calcext:value-type="float">
            <text:p>0.11015</text:p>
          </table:table-cell>
          <table:table-cell table:formula="of:=[.C9]+[.B9]" office:value-type="float" office:value="0.80327" calcext:value-type="float">
            <text:p>0.80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074" calcext:value-type="float">
            <text:p>0.69074</text:p>
          </table:table-cell>
          <table:table-cell office:value-type="float" office:value="0.11423" calcext:value-type="float">
            <text:p>0.11423</text:p>
          </table:table-cell>
          <table:table-cell table:formula="of:=[.C10]+[.B10]" office:value-type="float" office:value="0.80497" calcext:value-type="float">
            <text:p>0.80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025" calcext:value-type="float">
            <text:p>0.684025</text:p>
          </table:table-cell>
          <table:table-cell office:value-type="float" office:value="0.118175" calcext:value-type="float">
            <text:p>0.118175</text:p>
          </table:table-cell>
          <table:table-cell table:formula="of:=[.C11]+[.B11]" office:value-type="float" office:value="0.8022" calcext:value-type="float">
            <text:p>0.8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102" calcext:value-type="float">
            <text:p>0.68102</text:p>
          </table:table-cell>
          <table:table-cell office:value-type="float" office:value="0.12287" calcext:value-type="float">
            <text:p>0.12287</text:p>
          </table:table-cell>
          <table:table-cell table:formula="of:=[.C12]+[.B12]" office:value-type="float" office:value="0.80389" calcext:value-type="float">
            <text:p>0.80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428" calcext:value-type="float">
            <text:p>0.67428</text:p>
          </table:table-cell>
          <table:table-cell office:value-type="float" office:value="0.127465" calcext:value-type="float">
            <text:p>0.127465</text:p>
          </table:table-cell>
          <table:table-cell table:formula="of:=[.C13]+[.B13]" office:value-type="float" office:value="0.801745" calcext:value-type="float">
            <text:p>0.8017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0315" calcext:value-type="float">
            <text:p>0.670315</text:p>
          </table:table-cell>
          <table:table-cell office:value-type="float" office:value="0.1323" calcext:value-type="float">
            <text:p>0.1323</text:p>
          </table:table-cell>
          <table:table-cell table:formula="of:=[.C14]+[.B14]" office:value-type="float" office:value="0.802615" calcext:value-type="float">
            <text:p>0.802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5955" calcext:value-type="float">
            <text:p>0.665955</text:p>
          </table:table-cell>
          <table:table-cell office:value-type="float" office:value="0.13639" calcext:value-type="float">
            <text:p>0.13639</text:p>
          </table:table-cell>
          <table:table-cell table:formula="of:=[.C15]+[.B15]" office:value-type="float" office:value="0.802345" calcext:value-type="float">
            <text:p>0.802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14128" calcext:value-type="float">
            <text:p>0.14128</text:p>
          </table:table-cell>
          <table:table-cell table:formula="of:=[.C16]+[.B16]" office:value-type="float" office:value="0.8022" calcext:value-type="float">
            <text:p>0.8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5925" calcext:value-type="float">
            <text:p>0.655925</text:p>
          </table:table-cell>
          <table:table-cell office:value-type="float" office:value="0.146555" calcext:value-type="float">
            <text:p>0.146555</text:p>
          </table:table-cell>
          <table:table-cell table:formula="of:=[.C17]+[.B17]" office:value-type="float" office:value="0.80248" calcext:value-type="float">
            <text:p>0.802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151595" calcext:value-type="float">
            <text:p>0.151595</text:p>
          </table:table-cell>
          <table:table-cell table:formula="of:=[.C18]+[.B18]" office:value-type="float" office:value="0.800285" calcext:value-type="float">
            <text:p>0.8002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15765" calcext:value-type="float">
            <text:p>0.15765</text:p>
          </table:table-cell>
          <table:table-cell table:formula="of:=[.C19]+[.B19]" office:value-type="float" office:value="0.80061" calcext:value-type="float">
            <text:p>0.800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6535" calcext:value-type="float">
            <text:p>0.636535</text:p>
          </table:table-cell>
          <table:table-cell office:value-type="float" office:value="0.163895" calcext:value-type="float">
            <text:p>0.163895</text:p>
          </table:table-cell>
          <table:table-cell table:formula="of:=[.C20]+[.B20]" office:value-type="float" office:value="0.80043" calcext:value-type="float">
            <text:p>0.80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169855" calcext:value-type="float">
            <text:p>0.169855</text:p>
          </table:table-cell>
          <table:table-cell table:formula="of:=[.C21]+[.B21]" office:value-type="float" office:value="0.799715" calcext:value-type="float">
            <text:p>0.7997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2335" calcext:value-type="float">
            <text:p>0.62335</text:p>
          </table:table-cell>
          <table:table-cell office:value-type="float" office:value="0.176075" calcext:value-type="float">
            <text:p>0.176075</text:p>
          </table:table-cell>
          <table:table-cell table:formula="of:=[.C22]+[.B22]" office:value-type="float" office:value="0.799425" calcext:value-type="float">
            <text:p>0.7994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5545" calcext:value-type="float">
            <text:p>0.615545</text:p>
          </table:table-cell>
          <table:table-cell office:value-type="float" office:value="0.18231" calcext:value-type="float">
            <text:p>0.18231</text:p>
          </table:table-cell>
          <table:table-cell table:formula="of:=[.C23]+[.B23]" office:value-type="float" office:value="0.797855" calcext:value-type="float">
            <text:p>0.7978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1441" calcext:value-type="float">
            <text:p>0.61441</text:p>
          </table:table-cell>
          <table:table-cell office:value-type="float" office:value="0.187485" calcext:value-type="float">
            <text:p>0.187485</text:p>
          </table:table-cell>
          <table:table-cell table:formula="of:=[.C24]+[.B24]" office:value-type="float" office:value="0.801895" calcext:value-type="float">
            <text:p>0.8018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604" calcext:value-type="float">
            <text:p>0.67604</text:p>
          </table:table-cell>
          <table:table-cell office:value-type="float" office:value="0.155035" calcext:value-type="float">
            <text:p>0.155035</text:p>
          </table:table-cell>
          <table:table-cell table:formula="of:=[.C25]+[.B25]" office:value-type="float" office:value="0.831075" calcext:value-type="float">
            <text:p>0.831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043755" calcext:value-type="float">
            <text:p>0.043755</text:p>
          </table:table-cell>
          <table:table-cell table:formula="of:=[.C26]+[.B26]" office:value-type="float" office:value="0.785825" calcext:value-type="float">
            <text:p>0.785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42865" calcext:value-type="float">
            <text:p>0.742865</text:p>
          </table:table-cell>
          <table:table-cell office:value-type="float" office:value="0.0433" calcext:value-type="float">
            <text:p>0.0433</text:p>
          </table:table-cell>
          <table:table-cell table:formula="of:=[.C27]+[.B27]" office:value-type="float" office:value="0.786165" calcext:value-type="float">
            <text:p>0.7861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41005" calcext:value-type="float">
            <text:p>0.741005</text:p>
          </table:table-cell>
          <table:table-cell office:value-type="float" office:value="0.042255" calcext:value-type="float">
            <text:p>0.042255</text:p>
          </table:table-cell>
          <table:table-cell table:formula="of:=[.C28]+[.B28]" office:value-type="float" office:value="0.78326" calcext:value-type="float">
            <text:p>0.783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04203" calcext:value-type="float">
            <text:p>0.04203</text:p>
          </table:table-cell>
          <table:table-cell table:formula="of:=[.C29]+[.B29]" office:value-type="float" office:value="0.78283" calcext:value-type="float">
            <text:p>0.782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34325" calcext:value-type="float">
            <text:p>0.734325</text:p>
          </table:table-cell>
          <table:table-cell office:value-type="float" office:value="0.041975" calcext:value-type="float">
            <text:p>0.041975</text:p>
          </table:table-cell>
          <table:table-cell table:formula="of:=[.C30]+[.B30]" office:value-type="float" office:value="0.7763" calcext:value-type="float">
            <text:p>0.77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4315" calcext:value-type="float">
            <text:p>0.734315</text:p>
          </table:table-cell>
          <table:table-cell office:value-type="float" office:value="0.04254" calcext:value-type="float">
            <text:p>0.04254</text:p>
          </table:table-cell>
          <table:table-cell table:formula="of:=[.C31]+[.B31]" office:value-type="float" office:value="0.776855" calcext:value-type="float">
            <text:p>0.7768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2588" calcext:value-type="float">
            <text:p>0.72588</text:p>
          </table:table-cell>
          <table:table-cell office:value-type="float" office:value="0.042585" calcext:value-type="float">
            <text:p>0.042585</text:p>
          </table:table-cell>
          <table:table-cell table:formula="of:=[.C32]+[.B32]" office:value-type="float" office:value="0.768465" calcext:value-type="float">
            <text:p>0.7684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6935" calcext:value-type="float">
            <text:p>0.726935</text:p>
          </table:table-cell>
          <table:table-cell office:value-type="float" office:value="0.04239" calcext:value-type="float">
            <text:p>0.04239</text:p>
          </table:table-cell>
          <table:table-cell table:formula="of:=[.C33]+[.B33]" office:value-type="float" office:value="0.769325" calcext:value-type="float">
            <text:p>0.7693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23865" calcext:value-type="float">
            <text:p>0.723865</text:p>
          </table:table-cell>
          <table:table-cell office:value-type="float" office:value="0.042985" calcext:value-type="float">
            <text:p>0.042985</text:p>
          </table:table-cell>
          <table:table-cell table:formula="of:=[.C34]+[.B34]" office:value-type="float" office:value="0.76685" calcext:value-type="float">
            <text:p>0.76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6875" calcext:value-type="float">
            <text:p>0.716875</text:p>
          </table:table-cell>
          <table:table-cell office:value-type="float" office:value="0.04245" calcext:value-type="float">
            <text:p>0.04245</text:p>
          </table:table-cell>
          <table:table-cell table:formula="of:=[.C35]+[.B35]" office:value-type="float" office:value="0.759325" calcext:value-type="float">
            <text:p>0.759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17725" calcext:value-type="float">
            <text:p>0.717725</text:p>
          </table:table-cell>
          <table:table-cell office:value-type="float" office:value="0.04243" calcext:value-type="float">
            <text:p>0.04243</text:p>
          </table:table-cell>
          <table:table-cell table:formula="of:=[.C36]+[.B36]" office:value-type="float" office:value="0.760155" calcext:value-type="float">
            <text:p>0.7601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12055" calcext:value-type="float">
            <text:p>0.712055</text:p>
          </table:table-cell>
          <table:table-cell office:value-type="float" office:value="0.041925" calcext:value-type="float">
            <text:p>0.041925</text:p>
          </table:table-cell>
          <table:table-cell table:formula="of:=[.C37]+[.B37]" office:value-type="float" office:value="0.75398" calcext:value-type="float">
            <text:p>0.753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932" calcext:value-type="float">
            <text:p>0.70932</text:p>
          </table:table-cell>
          <table:table-cell office:value-type="float" office:value="0.041665" calcext:value-type="float">
            <text:p>0.041665</text:p>
          </table:table-cell>
          <table:table-cell table:formula="of:=[.C38]+[.B38]" office:value-type="float" office:value="0.750985" calcext:value-type="float">
            <text:p>0.750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0665" calcext:value-type="float">
            <text:p>0.710665</text:p>
          </table:table-cell>
          <table:table-cell office:value-type="float" office:value="0.04171" calcext:value-type="float">
            <text:p>0.04171</text:p>
          </table:table-cell>
          <table:table-cell table:formula="of:=[.C39]+[.B39]" office:value-type="float" office:value="0.752375" calcext:value-type="float">
            <text:p>0.752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0639" calcext:value-type="float">
            <text:p>0.70639</text:p>
          </table:table-cell>
          <table:table-cell office:value-type="float" office:value="0.041865" calcext:value-type="float">
            <text:p>0.041865</text:p>
          </table:table-cell>
          <table:table-cell table:formula="of:=[.C40]+[.B40]" office:value-type="float" office:value="0.748255" calcext:value-type="float">
            <text:p>0.748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03145" calcext:value-type="float">
            <text:p>0.703145</text:p>
          </table:table-cell>
          <table:table-cell office:value-type="float" office:value="0.04192" calcext:value-type="float">
            <text:p>0.04192</text:p>
          </table:table-cell>
          <table:table-cell table:formula="of:=[.C41]+[.B41]" office:value-type="float" office:value="0.745065" calcext:value-type="float">
            <text:p>0.7450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0055" calcext:value-type="float">
            <text:p>0.70055</text:p>
          </table:table-cell>
          <table:table-cell office:value-type="float" office:value="0.041695" calcext:value-type="float">
            <text:p>0.041695</text:p>
          </table:table-cell>
          <table:table-cell table:formula="of:=[.C42]+[.B42]" office:value-type="float" office:value="0.742245" calcext:value-type="float">
            <text:p>0.7422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00585" calcext:value-type="float">
            <text:p>0.700585</text:p>
          </table:table-cell>
          <table:table-cell office:value-type="float" office:value="0.041615" calcext:value-type="float">
            <text:p>0.041615</text:p>
          </table:table-cell>
          <table:table-cell table:formula="of:=[.C43]+[.B43]" office:value-type="float" office:value="0.7422" calcext:value-type="float">
            <text:p>0.7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97145" calcext:value-type="float">
            <text:p>0.697145</text:p>
          </table:table-cell>
          <table:table-cell office:value-type="float" office:value="0.041955" calcext:value-type="float">
            <text:p>0.041955</text:p>
          </table:table-cell>
          <table:table-cell table:formula="of:=[.C44]+[.B44]" office:value-type="float" office:value="0.7391" calcext:value-type="float">
            <text:p>0.73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9633" calcext:value-type="float">
            <text:p>0.69633</text:p>
          </table:table-cell>
          <table:table-cell office:value-type="float" office:value="0.04142" calcext:value-type="float">
            <text:p>0.04142</text:p>
          </table:table-cell>
          <table:table-cell table:formula="of:=[.C45]+[.B45]" office:value-type="float" office:value="0.73775" calcext:value-type="float">
            <text:p>0.737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9297" calcext:value-type="float">
            <text:p>0.69297</text:p>
          </table:table-cell>
          <table:table-cell office:value-type="float" office:value="0.040815" calcext:value-type="float">
            <text:p>0.040815</text:p>
          </table:table-cell>
          <table:table-cell table:formula="of:=[.C46]+[.B46]" office:value-type="float" office:value="0.733785" calcext:value-type="float">
            <text:p>0.7337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96035" calcext:value-type="float">
            <text:p>0.696035</text:p>
          </table:table-cell>
          <table:table-cell office:value-type="float" office:value="0.040295" calcext:value-type="float">
            <text:p>0.040295</text:p>
          </table:table-cell>
          <table:table-cell table:formula="of:=[.C47]+[.B47]" office:value-type="float" office:value="0.73633" calcext:value-type="float">
            <text:p>0.736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90195" calcext:value-type="float">
            <text:p>0.690195</text:p>
          </table:table-cell>
          <table:table-cell office:value-type="float" office:value="0.03929" calcext:value-type="float">
            <text:p>0.03929</text:p>
          </table:table-cell>
          <table:table-cell table:formula="of:=[.C48]+[.B48]" office:value-type="float" office:value="0.729485" calcext:value-type="float">
            <text:p>0.7294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95735" calcext:value-type="float">
            <text:p>0.695735</text:p>
          </table:table-cell>
          <table:table-cell office:value-type="float" office:value="0.039" calcext:value-type="float">
            <text:p>0.039</text:p>
          </table:table-cell>
          <table:table-cell table:formula="of:=[.C49]+[.B49]" office:value-type="float" office:value="0.734735" calcext:value-type="float">
            <text:p>0.734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8906" calcext:value-type="float">
            <text:p>0.68906</text:p>
          </table:table-cell>
          <table:table-cell office:value-type="float" office:value="0.03783" calcext:value-type="float">
            <text:p>0.03783</text:p>
          </table:table-cell>
          <table:table-cell table:formula="of:=[.C50]+[.B50]" office:value-type="float" office:value="0.72689" calcext:value-type="float">
            <text:p>0.72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2435" calcext:value-type="float">
            <text:p>0.692435</text:p>
          </table:table-cell>
          <table:table-cell office:value-type="float" office:value="0.037545" calcext:value-type="float">
            <text:p>0.037545</text:p>
          </table:table-cell>
          <table:table-cell table:formula="of:=[.C51]+[.B51]" office:value-type="float" office:value="0.72998" calcext:value-type="float">
            <text:p>0.729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9268" calcext:value-type="float">
            <text:p>0.69268</text:p>
          </table:table-cell>
          <table:table-cell office:value-type="float" office:value="0.036955" calcext:value-type="float">
            <text:p>0.036955</text:p>
          </table:table-cell>
          <table:table-cell table:formula="of:=[.C52]+[.B52]" office:value-type="float" office:value="0.729635" calcext:value-type="float">
            <text:p>0.7296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0.03563" calcext:value-type="float">
            <text:p>0.03563</text:p>
          </table:table-cell>
          <table:table-cell table:formula="of:=[.C53]+[.B53]" office:value-type="float" office:value="0.72388" calcext:value-type="float">
            <text:p>0.72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9112" calcext:value-type="float">
            <text:p>0.69112</text:p>
          </table:table-cell>
          <table:table-cell office:value-type="float" office:value="0.03432" calcext:value-type="float">
            <text:p>0.03432</text:p>
          </table:table-cell>
          <table:table-cell table:formula="of:=[.C54]+[.B54]" office:value-type="float" office:value="0.72544" calcext:value-type="float">
            <text:p>0.725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91815" calcext:value-type="float">
            <text:p>0.691815</text:p>
          </table:table-cell>
          <table:table-cell office:value-type="float" office:value="0.032985" calcext:value-type="float">
            <text:p>0.032985</text:p>
          </table:table-cell>
          <table:table-cell table:formula="of:=[.C55]+[.B55]" office:value-type="float" office:value="0.7248" calcext:value-type="float">
            <text:p>0.72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979" calcext:value-type="float">
            <text:p>0.68979</text:p>
          </table:table-cell>
          <table:table-cell office:value-type="float" office:value="0.031275" calcext:value-type="float">
            <text:p>0.031275</text:p>
          </table:table-cell>
          <table:table-cell table:formula="of:=[.C56]+[.B56]" office:value-type="float" office:value="0.721065" calcext:value-type="float">
            <text:p>0.7210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96715" calcext:value-type="float">
            <text:p>0.696715</text:p>
          </table:table-cell>
          <table:table-cell office:value-type="float" office:value="0.02955" calcext:value-type="float">
            <text:p>0.02955</text:p>
          </table:table-cell>
          <table:table-cell table:formula="of:=[.C57]+[.B57]" office:value-type="float" office:value="0.726265" calcext:value-type="float">
            <text:p>0.7262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9304" calcext:value-type="float">
            <text:p>0.69304</text:p>
          </table:table-cell>
          <table:table-cell office:value-type="float" office:value="0.026995" calcext:value-type="float">
            <text:p>0.026995</text:p>
          </table:table-cell>
          <table:table-cell table:formula="of:=[.C58]+[.B58]" office:value-type="float" office:value="0.720035" calcext:value-type="float">
            <text:p>0.7200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9927" calcext:value-type="float">
            <text:p>0.69927</text:p>
          </table:table-cell>
          <table:table-cell office:value-type="float" office:value="0.02471" calcext:value-type="float">
            <text:p>0.02471</text:p>
          </table:table-cell>
          <table:table-cell table:formula="of:=[.C59]+[.B59]" office:value-type="float" office:value="0.72398" calcext:value-type="float">
            <text:p>0.723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9791" calcext:value-type="float">
            <text:p>0.69791</text:p>
          </table:table-cell>
          <table:table-cell office:value-type="float" office:value="0.02131" calcext:value-type="float">
            <text:p>0.02131</text:p>
          </table:table-cell>
          <table:table-cell table:formula="of:=[.C60]+[.B60]" office:value-type="float" office:value="0.71922" calcext:value-type="float">
            <text:p>0.719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0532" calcext:value-type="float">
            <text:p>0.70532</text:p>
          </table:table-cell>
          <table:table-cell office:value-type="float" office:value="0.018215" calcext:value-type="float">
            <text:p>0.018215</text:p>
          </table:table-cell>
          <table:table-cell table:formula="of:=[.C61]+[.B61]" office:value-type="float" office:value="0.723535" calcext:value-type="float">
            <text:p>0.7235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0556" calcext:value-type="float">
            <text:p>0.70556</text:p>
          </table:table-cell>
          <table:table-cell office:value-type="float" office:value="0.01424" calcext:value-type="float">
            <text:p>0.01424</text:p>
          </table:table-cell>
          <table:table-cell table:formula="of:=[.C62]+[.B62]" office:value-type="float" office:value="0.7198" calcext:value-type="float">
            <text:p>0.71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0375" calcext:value-type="float">
            <text:p>0.690375</text:p>
          </table:table-cell>
          <table:table-cell office:value-type="float" office:value="0.010285" calcext:value-type="float">
            <text:p>0.010285</text:p>
          </table:table-cell>
          <table:table-cell table:formula="of:=[.C63]+[.B63]" office:value-type="float" office:value="0.70066" calcext:value-type="float">
            <text:p>0.700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568" calcext:value-type="float">
            <text:p>0.57568</text:p>
          </table:table-cell>
          <table:table-cell office:value-type="float" office:value="0.00815" calcext:value-type="float">
            <text:p>0.00815</text:p>
          </table:table-cell>
          <table:table-cell table:formula="of:=[.C64]+[.B64]" office:value-type="float" office:value="0.58383" calcext:value-type="float">
            <text:p>0.58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693" calcext:value-type="float">
            <text:p>0.04693</text:p>
          </table:table-cell>
          <table:table-cell office:value-type="float" office:value="0.00283" calcext:value-type="float">
            <text:p>0.00283</text:p>
          </table:table-cell>
          <table:table-cell table:formula="of:=[.C65]+[.B65]" office:value-type="float" office:value="0.04976" calcext:value-type="float">
            <text:p>0.04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0635" calcext:value-type="float">
            <text:p>0.000635</text:p>
          </table:table-cell>
          <table:table-cell table:formula="of:=[.C66]+[.B66]" office:value-type="float" office:value="0.010715" calcext:value-type="float">
            <text:p>0.0107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038" calcext:value-type="float">
            <text:p>0.00038</text:p>
          </table:table-cell>
          <table:table-cell table:formula="of:=[.C67]+[.B67]" office:value-type="float" office:value="0.00632" calcext:value-type="float">
            <text:p>0.006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0.000335" calcext:value-type="float">
            <text:p>0.000335</text:p>
          </table:table-cell>
          <table:table-cell table:formula="of:=[.C68]+[.B68]" office:value-type="float" office:value="0.00541" calcext:value-type="float">
            <text:p>0.005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00315" calcext:value-type="float">
            <text:p>0.000315</text:p>
          </table:table-cell>
          <table:table-cell table:formula="of:=[.C69]+[.B69]" office:value-type="float" office:value="0.005125" calcext:value-type="float">
            <text:p>0.005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0305" calcext:value-type="float">
            <text:p>0.000305</text:p>
          </table:table-cell>
          <table:table-cell table:formula="of:=[.C70]+[.B70]" office:value-type="float" office:value="0.004905" calcext:value-type="float">
            <text:p>0.0049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4465" calcext:value-type="float">
            <text:p>0.004465</text:p>
          </table:table-cell>
          <table:table-cell office:value-type="float" office:value="0.0003" calcext:value-type="float">
            <text:p>0.0003</text:p>
          </table:table-cell>
          <table:table-cell table:formula="of:=[.C71]+[.B71]" office:value-type="float" office:value="0.004765" calcext:value-type="float">
            <text:p>0.0047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4395" calcext:value-type="float">
            <text:p>0.004395</text:p>
          </table:table-cell>
          <table:table-cell office:value-type="float" office:value="0.000295" calcext:value-type="float">
            <text:p>0.000295</text:p>
          </table:table-cell>
          <table:table-cell table:formula="of:=[.C72]+[.B72]" office:value-type="float" office:value="0.00469" calcext:value-type="float">
            <text:p>0.004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029" calcext:value-type="float">
            <text:p>0.00029</text:p>
          </table:table-cell>
          <table:table-cell table:formula="of:=[.C73]+[.B73]" office:value-type="float" office:value="0.004645" calcext:value-type="float">
            <text:p>0.0046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0285" calcext:value-type="float">
            <text:p>0.000285</text:p>
          </table:table-cell>
          <table:table-cell table:formula="of:=[.C74]+[.B74]" office:value-type="float" office:value="0.00448" calcext:value-type="float">
            <text:p>0.004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028" calcext:value-type="float">
            <text:p>0.00028</text:p>
          </table:table-cell>
          <table:table-cell table:formula="of:=[.C75]+[.B75]" office:value-type="float" office:value="0.004455" calcext:value-type="float">
            <text:p>0.0044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0265" calcext:value-type="float">
            <text:p>0.000265</text:p>
          </table:table-cell>
          <table:table-cell table:formula="of:=[.C76]+[.B76]" office:value-type="float" office:value="0.004375" calcext:value-type="float">
            <text:p>0.004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0255" calcext:value-type="float">
            <text:p>0.000255</text:p>
          </table:table-cell>
          <table:table-cell table:formula="of:=[.C77]+[.B77]" office:value-type="float" office:value="0.004265" calcext:value-type="float">
            <text:p>0.0042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0.000255" calcext:value-type="float">
            <text:p>0.000255</text:p>
          </table:table-cell>
          <table:table-cell table:formula="of:=[.C78]+[.B78]" office:value-type="float" office:value="0.004275" calcext:value-type="float">
            <text:p>0.0042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245" calcext:value-type="float">
            <text:p>0.000245</text:p>
          </table:table-cell>
          <table:table-cell table:formula="of:=[.C79]+[.B79]"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25" calcext:value-type="float">
            <text:p>0.00025</text:p>
          </table:table-cell>
          <table:table-cell table:formula="of:=[.C80]+[.B80]" office:value-type="float" office:value="0.004115" calcext:value-type="float">
            <text:p>0.004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255" calcext:value-type="float">
            <text:p>0.000255</text:p>
          </table:table-cell>
          <table:table-cell table:formula="of:=[.C81]+[.B81]" office:value-type="float" office:value="0.004105" calcext:value-type="float">
            <text:p>0.0041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25" calcext:value-type="float">
            <text:p>0.00025</text:p>
          </table:table-cell>
          <table:table-cell table:formula="of:=[.C82]+[.B82]" office:value-type="float" office:value="0.00402" calcext:value-type="float">
            <text:p>0.004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245" calcext:value-type="float">
            <text:p>0.000245</text:p>
          </table:table-cell>
          <table:table-cell table:formula="of:=[.C83]+[.B83]" office:value-type="float" office:value="0.004015" calcext:value-type="float">
            <text:p>0.0040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0245" calcext:value-type="float">
            <text:p>0.000245</text:p>
          </table:table-cell>
          <table:table-cell table:formula="of:=[.C84]+[.B84]" office:value-type="float" office:value="0.00393" calcext:value-type="float">
            <text:p>0.003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0245" calcext:value-type="float">
            <text:p>0.000245</text:p>
          </table:table-cell>
          <table:table-cell table:formula="of:=[.C85]+[.B85]" office:value-type="float" office:value="0.003895" calcext:value-type="float">
            <text:p>0.0038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024" calcext:value-type="float">
            <text:p>0.00024</text:p>
          </table:table-cell>
          <table:table-cell table:formula="of:=[.C86]+[.B86]"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024" calcext:value-type="float">
            <text:p>0.00024</text:p>
          </table:table-cell>
          <table:table-cell table:formula="of:=[.C87]+[.B87]" office:value-type="float" office:value="0.003795" calcext:value-type="float">
            <text:p>0.0037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235" calcext:value-type="float">
            <text:p>0.000235</text:p>
          </table:table-cell>
          <table:table-cell table:formula="of:=[.C88]+[.B88]" office:value-type="float" office:value="0.003785" calcext:value-type="float">
            <text:p>0.0037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0235" calcext:value-type="float">
            <text:p>0.000235</text:p>
          </table:table-cell>
          <table:table-cell table:formula="of:=[.C89]+[.B89]" office:value-type="float" office:value="0.003725" calcext:value-type="float">
            <text:p>0.0037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0245" calcext:value-type="float">
            <text:p>0.000245</text:p>
          </table:table-cell>
          <table:table-cell table:formula="of:=[.C90]+[.B90]" office:value-type="float" office:value="0.00372" calcext:value-type="float">
            <text:p>0.003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024" calcext:value-type="float">
            <text:p>0.00024</text:p>
          </table:table-cell>
          <table:table-cell table:formula="of:=[.C91]+[.B91]" office:value-type="float" office:value="0.003715" calcext:value-type="float">
            <text:p>0.0037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023" calcext:value-type="float">
            <text:p>0.00023</text:p>
          </table:table-cell>
          <table:table-cell table:formula="of:=[.C92]+[.B92]"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0235" calcext:value-type="float">
            <text:p>0.000235</text:p>
          </table:table-cell>
          <table:table-cell table:formula="of:=[.C93]+[.B93]"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023" calcext:value-type="float">
            <text:p>0.00023</text:p>
          </table:table-cell>
          <table:table-cell table:formula="of:=[.C94]+[.B94]" office:value-type="float" office:value="0.00356" calcext:value-type="float">
            <text:p>0.003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023" calcext:value-type="float">
            <text:p>0.00023</text:p>
          </table:table-cell>
          <table:table-cell table:formula="of:=[.C95]+[.B95]" office:value-type="float" office:value="0.00355" calcext:value-type="float">
            <text:p>0.003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022" calcext:value-type="float">
            <text:p>0.00022</text:p>
          </table:table-cell>
          <table:table-cell table:formula="of:=[.C96]+[.B96]" office:value-type="float" office:value="0.00351" calcext:value-type="float">
            <text:p>0.003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022" calcext:value-type="float">
            <text:p>0.00022</text:p>
          </table:table-cell>
          <table:table-cell table:formula="of:=[.C97]+[.B97]" office:value-type="float" office:value="0.003485" calcext:value-type="float">
            <text:p>0.0034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022" calcext:value-type="float">
            <text:p>0.00022</text:p>
          </table:table-cell>
          <table:table-cell table:formula="of:=[.C98]+[.B98]" office:value-type="float" office:value="0.003445" calcext:value-type="float">
            <text:p>0.0034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021" calcext:value-type="float">
            <text:p>0.00021</text:p>
          </table:table-cell>
          <table:table-cell table:formula="of:=[.C99]+[.B99]"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0215" calcext:value-type="float">
            <text:p>0.000215</text:p>
          </table:table-cell>
          <table:table-cell table:formula="of:=[.C100]+[.B100]"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022" calcext:value-type="float">
            <text:p>0.00022</text:p>
          </table:table-cell>
          <table:table-cell table:formula="of:=[.C101]+[.B101]" office:value-type="float" office:value="0.00333" calcext:value-type="float">
            <text:p>0.00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0205" calcext:value-type="float">
            <text:p>0.000205</text:p>
          </table:table-cell>
          <table:table-cell table:formula="of:=[.C102]+[.B102]"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0205" calcext:value-type="float">
            <text:p>0.000205</text:p>
          </table:table-cell>
          <table:table-cell table:formula="of:=[.C103]+[.B103]"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0205" calcext:value-type="float">
            <text:p>0.000205</text:p>
          </table:table-cell>
          <table:table-cell table:formula="of:=[.C104]+[.B104]" office:value-type="float" office:value="0.00321" calcext:value-type="float">
            <text:p>0.003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021" calcext:value-type="float">
            <text:p>0.00021</text:p>
          </table:table-cell>
          <table:table-cell table:formula="of:=[.C105]+[.B105]"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021" calcext:value-type="float">
            <text:p>0.00021</text:p>
          </table:table-cell>
          <table:table-cell table:formula="of:=[.C106]+[.B106]" office:value-type="float" office:value="0.003155" calcext:value-type="float">
            <text:p>0.003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000205" calcext:value-type="float">
            <text:p>0.000205</text:p>
          </table:table-cell>
          <table:table-cell table:formula="of:=[.C107]+[.B107]"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02" calcext:value-type="float">
            <text:p>0.0002</text:p>
          </table:table-cell>
          <table:table-cell table:formula="of:=[.C108]+[.B108]" office:value-type="float" office:value="0.003065" calcext:value-type="float">
            <text:p>0.0030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02" calcext:value-type="float">
            <text:p>0.0002</text:p>
          </table:table-cell>
          <table:table-cell table:formula="of:=[.C109]+[.B109]" office:value-type="float" office:value="0.00305" calcext:value-type="float">
            <text:p>0.003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815" calcext:value-type="float">
            <text:p>0.002815</text:p>
          </table:table-cell>
          <table:table-cell office:value-type="float" office:value="0.000195" calcext:value-type="float">
            <text:p>0.000195</text:p>
          </table:table-cell>
          <table:table-cell table:formula="of:=[.C110]+[.B110]" office:value-type="float" office:value="0.00301" calcext:value-type="float">
            <text:p>0.003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0205" calcext:value-type="float">
            <text:p>0.000205</text:p>
          </table:table-cell>
          <table:table-cell table:formula="of:=[.C111]+[.B111]" office:value-type="float" office:value="0.002975" calcext:value-type="float">
            <text:p>0.0029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016" calcext:value-type="float">
            <text:p>0.00016</text:p>
          </table:table-cell>
          <table:table-cell table:formula="of:=[.C112]+[.B112]" office:value-type="float" office:value="0.00252" calcext:value-type="float">
            <text:p>0.002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085" calcext:value-type="float">
            <text:p>0.000085</text:p>
          </table:table-cell>
          <table:table-cell table:formula="of:=[.C113]+[.B113]" office:value-type="float" office:value="0.001465" calcext:value-type="float">
            <text:p>0.0014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025" calcext:value-type="float">
            <text:p>0.000025</text:p>
          </table:table-cell>
          <table:table-cell table:formula="of:=[.C114]+[.B114]" office:value-type="float" office:value="0.00052" calcext:value-type="float">
            <text:p>0.000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" calcext:value-type="float">
            <text:p>0.00001</text:p>
          </table:table-cell>
          <table:table-cell table:formula="of:=[.C115]+[.B115]"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table:formula="of:=[.C116]+[.B116]"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+[.B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+[.B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+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+[.B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+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+[.B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+[.B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+[.B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+[.B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+[.B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+[.B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+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+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+[.B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+[.B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+[.B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+[.B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+[.B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+[.B13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05:00.220529159</meta:creation-date>
    <dc:date>2018-03-15T18:05:56.495025542</dc:date>
    <meta:editing-duration>PT50M45S</meta:editing-duration>
    <meta:editing-cycles>2</meta:editing-cycles>
    <meta:generator>LibreOffice/5.1.6.2$Linux_X86_64 LibreOffice_project/10m0$Build-2</meta:generator>
    <meta:document-statistic meta:table-count="7" meta:cell-count="3237" meta:object-count="0"/>
  </office:meta>
</office:document-meta>
</file>